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51cm" style:rel-column-width="12919*"/>
    </style:style>
    <style:style style:name="Table1.B" style:family="table-column">
      <style:table-column-properties style:column-width="7.982cm" style:rel-column-width="3076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292cm"/>
    </style:style>
    <style:style style:name="Table3.B" style:family="table-column">
      <style:table-column-properties style:column-width="11.7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527cm" table:align="margins"/>
    </style:style>
    <style:style style:name="Table4.A" style:family="table-column">
      <style:table-column-properties style:column-width="5.763cm" style:rel-column-width="32767*"/>
    </style:style>
    <style:style style:name="Table4.B" style:family="table-column">
      <style:table-column-properties style:column-width="5.764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1.527cm" table:align="margins"/>
    </style:style>
    <style:style style:name="Table5.A" style:family="table-column">
      <style:table-column-properties style:column-width="3.842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officeooo:rsid="00073761" officeooo:paragraph-rsid="00073761" style:font-weight-asian="bold" style:font-weight-complex="bold"/>
    </style:style>
    <style:style style:name="P2" style:family="paragraph" style:parent-style-name="Text_20_body">
      <style:text-properties fo:font-weight="bold" officeooo:paragraph-rsid="0010f770" style:font-weight-asian="bold" style:font-weight-complex="bold"/>
    </style:style>
    <style:style style:name="P3" style:family="paragraph" style:parent-style-name="Text_20_body">
      <style:text-properties officeooo:rsid="00090ca5" officeooo:paragraph-rsid="00090ca5"/>
    </style:style>
    <style:style style:name="P4" style:family="paragraph" style:parent-style-name="Text_20_body">
      <style:paragraph-properties fo:text-align="justify" style:justify-single-word="false"/>
      <style:text-properties officeooo:rsid="000a3e5e" officeooo:paragraph-rsid="000a3e5e"/>
    </style:style>
    <style:style style:name="P5" style:family="paragraph" style:parent-style-name="Text_20_body">
      <style:text-properties officeooo:rsid="0019daef" officeooo:paragraph-rsid="0019daef"/>
    </style:style>
    <style:style style:name="P6" style:family="paragraph" style:parent-style-name="Text_20_body">
      <style:text-properties officeooo:rsid="001b2057" officeooo:paragraph-rsid="001b2057"/>
    </style:style>
    <style:style style:name="P7" style:family="paragraph" style:parent-style-name="Text_20_body">
      <style:text-properties officeooo:rsid="0012dd8b" officeooo:paragraph-rsid="0012dd8b"/>
    </style:style>
    <style:style style:name="P8" style:family="paragraph" style:parent-style-name="Text_20_body">
      <style:text-properties officeooo:rsid="0040260e" officeooo:paragraph-rsid="0040260e"/>
    </style:style>
    <style:style style:name="P9" style:family="paragraph" style:parent-style-name="Text_20_body">
      <style:text-properties officeooo:rsid="004b8896" officeooo:paragraph-rsid="004b8896"/>
    </style:style>
    <style:style style:name="P10" style:family="paragraph" style:parent-style-name="Text_20_body">
      <style:text-properties officeooo:rsid="004befd7" officeooo:paragraph-rsid="004befd7"/>
    </style:style>
    <style:style style:name="P11" style:family="paragraph" style:parent-style-name="Text_20_body">
      <style:text-properties officeooo:rsid="0051208f" officeooo:paragraph-rsid="0051208f"/>
    </style:style>
    <style:style style:name="P12" style:family="paragraph" style:parent-style-name="Text_20_body">
      <style:text-properties officeooo:paragraph-rsid="00533138"/>
    </style:style>
    <style:style style:name="P13" style:family="paragraph" style:parent-style-name="Code_20_Listing">
      <style:text-properties fo:font-weight="normal" officeooo:rsid="00090ca5" officeooo:paragraph-rsid="00090ca5" style:font-weight-asian="normal" style:font-weight-complex="normal"/>
    </style:style>
    <style:style style:name="P14" style:family="paragraph" style:parent-style-name="Code_20_Listing">
      <style:text-properties officeooo:paragraph-rsid="0026c082"/>
    </style:style>
    <style:style style:name="P15" style:family="paragraph" style:parent-style-name="Code_20_Listing">
      <style:text-properties officeooo:paragraph-rsid="0028f1b0"/>
    </style:style>
    <style:style style:name="P16" style:family="paragraph" style:parent-style-name="Code_20_Listing">
      <style:text-properties officeooo:paragraph-rsid="002999b0"/>
    </style:style>
    <style:style style:name="P17" style:family="paragraph" style:parent-style-name="Code_20_Listing">
      <style:text-properties officeooo:paragraph-rsid="002a25ae"/>
    </style:style>
    <style:style style:name="P18" style:family="paragraph" style:parent-style-name="Code_20_Listing">
      <style:text-properties officeooo:paragraph-rsid="002bbe55"/>
    </style:style>
    <style:style style:name="P19" style:family="paragraph" style:parent-style-name="Code_20_Listing">
      <style:text-properties officeooo:paragraph-rsid="002ce188"/>
    </style:style>
    <style:style style:name="P20" style:family="paragraph" style:parent-style-name="Code_20_Listing">
      <style:text-properties officeooo:paragraph-rsid="002d0838"/>
    </style:style>
    <style:style style:name="P21" style:family="paragraph" style:parent-style-name="Code_20_Listing">
      <style:text-properties officeooo:paragraph-rsid="00309e59"/>
    </style:style>
    <style:style style:name="P22" style:family="paragraph" style:parent-style-name="Code_20_Listing">
      <style:text-properties officeooo:rsid="00441de5" officeooo:paragraph-rsid="0047ba3b"/>
    </style:style>
    <style:style style:name="P23" style:family="paragraph" style:parent-style-name="Table_20_Contents">
      <style:paragraph-properties fo:text-align="start" style:justify-single-word="false"/>
      <style:text-properties officeooo:rsid="0012dd8b" officeooo:paragraph-rsid="0012dd8b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1" officeooo:rsid="0012dd8b" officeooo:paragraph-rsid="0012dd8b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1" officeooo:rsid="0013a283" officeooo:paragraph-rsid="0013a283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1" officeooo:rsid="001537f7" officeooo:paragraph-rsid="001537f7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1" officeooo:rsid="00156761" officeooo:paragraph-rsid="00156761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1" officeooo:rsid="0016de05" officeooo:paragraph-rsid="0016de05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style:font-name="Liberation Mono1" officeooo:rsid="0016de05" officeooo:paragraph-rsid="0016de05"/>
    </style:style>
    <style:style style:name="P30" style:family="paragraph" style:parent-style-name="Table_20_Contents">
      <style:paragraph-properties fo:text-align="justify" style:justify-single-word="false"/>
      <style:text-properties style:font-name="Liberation Mono1" officeooo:rsid="0019daef" officeooo:paragraph-rsid="0019daef"/>
    </style:style>
    <style:style style:name="P31" style:family="paragraph" style:parent-style-name="Table_20_Contents">
      <style:paragraph-properties fo:text-align="justify" style:justify-single-word="false"/>
      <style:text-properties style:font-name="Liberation Mono1" officeooo:rsid="001b2057" officeooo:paragraph-rsid="001b2057"/>
    </style:style>
    <style:style style:name="P32" style:family="paragraph" style:parent-style-name="Table_20_Contents">
      <style:paragraph-properties fo:text-align="start" style:justify-single-word="false"/>
      <style:text-properties officeooo:rsid="0013a283" officeooo:paragraph-rsid="0013a283"/>
    </style:style>
    <style:style style:name="P33" style:family="paragraph" style:parent-style-name="Table_20_Contents">
      <style:paragraph-properties fo:text-align="start" style:justify-single-word="false"/>
      <style:text-properties officeooo:rsid="001537f7" officeooo:paragraph-rsid="001537f7"/>
    </style:style>
    <style:style style:name="P34" style:family="paragraph" style:parent-style-name="Table_20_Contents">
      <style:paragraph-properties fo:text-align="start" style:justify-single-word="false"/>
      <style:text-properties officeooo:rsid="00156761" officeooo:paragraph-rsid="00156761"/>
    </style:style>
    <style:style style:name="P35" style:family="paragraph" style:parent-style-name="Table_20_Contents">
      <style:paragraph-properties fo:text-align="start" style:justify-single-word="false"/>
      <style:text-properties officeooo:rsid="0016de05" officeooo:paragraph-rsid="0016de05"/>
    </style:style>
    <style:style style:name="P36" style:family="paragraph" style:parent-style-name="Table_20_Contents">
      <style:paragraph-properties fo:text-align="justify" style:justify-single-word="false"/>
      <style:text-properties officeooo:rsid="0019daef" officeooo:paragraph-rsid="0019daef"/>
    </style:style>
    <style:style style:name="P37" style:family="paragraph" style:parent-style-name="Table_20_Contents">
      <style:paragraph-properties fo:text-align="justify" style:justify-single-word="false"/>
      <style:text-properties officeooo:rsid="001b2057" officeooo:paragraph-rsid="001b2057"/>
    </style:style>
    <style:style style:name="P38" style:family="paragraph" style:parent-style-name="Table_20_Contents">
      <style:paragraph-properties fo:text-align="start" style:justify-single-word="false"/>
      <style:text-properties officeooo:rsid="001bebdd" officeooo:paragraph-rsid="001bebdd"/>
    </style:style>
    <style:style style:name="P39" style:family="paragraph" style:parent-style-name="Table_20_Contents">
      <style:paragraph-properties fo:text-align="start" style:justify-single-word="false"/>
      <style:text-properties officeooo:rsid="001bebdd" officeooo:paragraph-rsid="002342a0"/>
    </style:style>
    <style:style style:name="P40" style:family="paragraph" style:parent-style-name="Table_20_Contents">
      <style:paragraph-properties fo:text-align="start" style:justify-single-word="false"/>
      <style:text-properties officeooo:rsid="001bebdd" officeooo:paragraph-rsid="0024fdce"/>
    </style:style>
    <style:style style:name="P41" style:family="paragraph" style:parent-style-name="Table_20_Contents">
      <style:paragraph-properties fo:text-align="start" style:justify-single-word="false"/>
      <style:text-properties officeooo:rsid="001d0a26" officeooo:paragraph-rsid="002342a0"/>
    </style:style>
    <style:style style:name="P42" style:family="paragraph" style:parent-style-name="Table_20_Contents">
      <style:paragraph-properties fo:text-align="start" style:justify-single-word="false"/>
      <style:text-properties officeooo:rsid="001d0a26" officeooo:paragraph-rsid="001d0a26"/>
    </style:style>
    <style:style style:name="P43" style:family="paragraph" style:parent-style-name="Table_20_Contents">
      <style:paragraph-properties fo:text-align="start" style:justify-single-word="false"/>
      <style:text-properties officeooo:rsid="001d0a26" officeooo:paragraph-rsid="0024fdce"/>
    </style:style>
    <style:style style:name="P44" style:family="paragraph" style:parent-style-name="Table_20_Contents">
      <style:paragraph-properties fo:text-align="start" style:justify-single-word="false"/>
      <style:text-properties officeooo:rsid="001f936e" officeooo:paragraph-rsid="002342a0"/>
    </style:style>
    <style:style style:name="P45" style:family="paragraph" style:parent-style-name="Table_20_Contents">
      <style:paragraph-properties fo:text-align="start" style:justify-single-word="false"/>
      <style:text-properties officeooo:rsid="001f936e" officeooo:paragraph-rsid="0024fdce"/>
    </style:style>
    <style:style style:name="P46" style:family="paragraph" style:parent-style-name="Table_20_Contents">
      <style:paragraph-properties fo:text-align="start" style:justify-single-word="false"/>
      <style:text-properties officeooo:rsid="0020cacf" officeooo:paragraph-rsid="002342a0"/>
    </style:style>
    <style:style style:name="P47" style:family="paragraph" style:parent-style-name="Table_20_Contents">
      <style:paragraph-properties fo:text-align="start" style:justify-single-word="false"/>
      <style:text-properties officeooo:rsid="0020cacf" officeooo:paragraph-rsid="0020cacf"/>
    </style:style>
    <style:style style:name="P48" style:family="paragraph" style:parent-style-name="Table_20_Contents">
      <style:paragraph-properties fo:text-align="start" style:justify-single-word="false"/>
      <style:text-properties officeooo:rsid="0020cacf" officeooo:paragraph-rsid="0024fdce"/>
    </style:style>
    <style:style style:name="P49" style:family="paragraph" style:parent-style-name="Table_20_Contents">
      <style:paragraph-properties fo:text-align="start" style:justify-single-word="false"/>
      <style:text-properties officeooo:rsid="00232d84" officeooo:paragraph-rsid="002342a0"/>
    </style:style>
    <style:style style:name="P50" style:family="paragraph" style:parent-style-name="Table_20_Contents">
      <style:paragraph-properties fo:text-align="start" style:justify-single-word="false"/>
      <style:text-properties officeooo:rsid="00232d84" officeooo:paragraph-rsid="00232d84"/>
    </style:style>
    <style:style style:name="P51" style:family="paragraph" style:parent-style-name="Table_20_Contents">
      <style:paragraph-properties fo:text-align="start" style:justify-single-word="false"/>
      <style:text-properties officeooo:rsid="0024fdce" officeooo:paragraph-rsid="0024fdce"/>
    </style:style>
    <style:style style:name="P52" style:family="paragraph" style:parent-style-name="Table_20_Contents">
      <style:paragraph-properties fo:text-align="start" style:justify-single-word="false"/>
      <style:text-properties officeooo:rsid="0026c082" officeooo:paragraph-rsid="0026c082"/>
    </style:style>
    <style:style style:name="P53" style:family="paragraph" style:parent-style-name="Table_20_Contents">
      <style:paragraph-properties fo:text-align="start" style:justify-single-word="false"/>
      <style:text-properties officeooo:rsid="00288ce9" officeooo:paragraph-rsid="00288ce9"/>
    </style:style>
    <style:style style:name="P54" style:family="paragraph" style:parent-style-name="Table_20_Contents">
      <style:paragraph-properties fo:text-align="start" style:justify-single-word="false"/>
      <style:text-properties officeooo:rsid="002999b0" officeooo:paragraph-rsid="002999b0"/>
    </style:style>
    <style:style style:name="P55" style:family="paragraph" style:parent-style-name="Table_20_Contents">
      <style:paragraph-properties fo:text-align="start" style:justify-single-word="false"/>
      <style:text-properties officeooo:rsid="002a25ae" officeooo:paragraph-rsid="002a25ae"/>
    </style:style>
    <style:style style:name="P56" style:family="paragraph" style:parent-style-name="Table_20_Contents">
      <style:paragraph-properties fo:text-align="start" style:justify-single-word="false"/>
      <style:text-properties officeooo:rsid="002bbe55" officeooo:paragraph-rsid="002bbe55"/>
    </style:style>
    <style:style style:name="P57" style:family="paragraph" style:parent-style-name="Table_20_Contents">
      <style:paragraph-properties fo:text-align="start" style:justify-single-word="false"/>
      <style:text-properties officeooo:rsid="002ce188" officeooo:paragraph-rsid="002ce188"/>
    </style:style>
    <style:style style:name="P58" style:family="paragraph" style:parent-style-name="Table_20_Contents">
      <style:paragraph-properties fo:text-align="start" style:justify-single-word="false"/>
      <style:text-properties officeooo:rsid="002d0838" officeooo:paragraph-rsid="002d0838"/>
    </style:style>
    <style:style style:name="P59" style:family="paragraph" style:parent-style-name="Table_20_Contents">
      <style:paragraph-properties fo:text-align="start" style:justify-single-word="false"/>
      <style:text-properties officeooo:rsid="002e58ad" officeooo:paragraph-rsid="002e58ad"/>
    </style:style>
    <style:style style:name="P60" style:family="paragraph" style:parent-style-name="Table_20_Contents">
      <style:paragraph-properties fo:text-align="start" style:justify-single-word="false"/>
      <style:text-properties officeooo:rsid="002f273a" officeooo:paragraph-rsid="002f273a"/>
    </style:style>
    <style:style style:name="P61" style:family="paragraph" style:parent-style-name="Table_20_Contents">
      <style:paragraph-properties fo:text-align="start" style:justify-single-word="false"/>
      <style:text-properties officeooo:rsid="00309e59" officeooo:paragraph-rsid="00309e59"/>
    </style:style>
    <style:style style:name="P62" style:family="paragraph" style:parent-style-name="Table_20_Contents">
      <style:paragraph-properties fo:text-align="start" style:justify-single-word="false"/>
      <style:text-properties officeooo:rsid="0030b423" officeooo:paragraph-rsid="0030b423"/>
    </style:style>
    <style:style style:name="P63" style:family="paragraph" style:parent-style-name="Table_20_Contents">
      <style:paragraph-properties fo:text-align="start" style:justify-single-word="false"/>
      <style:text-properties officeooo:rsid="0030b423" officeooo:paragraph-rsid="003629ba"/>
    </style:style>
    <style:style style:name="P64" style:family="paragraph" style:parent-style-name="Table_20_Contents">
      <style:paragraph-properties fo:text-align="start" style:justify-single-word="false"/>
      <style:text-properties officeooo:rsid="0032a524" officeooo:paragraph-rsid="0032a524"/>
    </style:style>
    <style:style style:name="P65" style:family="paragraph" style:parent-style-name="Table_20_Contents">
      <style:paragraph-properties fo:text-align="start" style:justify-single-word="false"/>
      <style:text-properties officeooo:rsid="003488a8" officeooo:paragraph-rsid="003488a8"/>
    </style:style>
    <style:style style:name="P66" style:family="paragraph" style:parent-style-name="Table_20_Heading">
      <style:text-properties officeooo:rsid="0012dd8b" officeooo:paragraph-rsid="0012dd8b"/>
    </style:style>
    <style:style style:name="P67" style:family="paragraph" style:parent-style-name="Table_20_Heading">
      <style:text-properties officeooo:rsid="0019daef" officeooo:paragraph-rsid="0019daef"/>
    </style:style>
    <style:style style:name="P68" style:family="paragraph" style:parent-style-name="Table_20_Heading">
      <style:text-properties officeooo:rsid="002e58ad" officeooo:paragraph-rsid="002e58ad"/>
    </style:style>
    <style:style style:name="P69" style:family="paragraph" style:parent-style-name="Table_20_Heading">
      <style:text-properties officeooo:rsid="0030b423" officeooo:paragraph-rsid="0030b423"/>
    </style:style>
    <style:style style:name="P70" style:family="paragraph" style:parent-style-name="Table_20_Heading">
      <style:text-properties officeooo:rsid="001b2057"/>
    </style:style>
    <style:style style:name="P71" style:family="paragraph" style:parent-style-name="Table_20_Contents">
      <style:paragraph-properties fo:margin-top="0.199cm" fo:margin-bottom="0.199cm" loext:contextual-spacing="false" fo:text-align="start" style:justify-single-word="false"/>
      <style:text-properties fo:font-weight="bold" officeooo:rsid="00380478" officeooo:paragraph-rsid="00380478" style:font-weight-asian="bold" style:font-weight-complex="bold"/>
    </style:style>
    <style:style style:name="P72" style:family="paragraph" style:parent-style-name="Text_20_body" style:list-style-name="L1">
      <style:text-properties style:font-name="Liberation Mono1" fo:font-weight="bold" officeooo:rsid="000a3e5e" officeooo:paragraph-rsid="000a3e5e" style:font-weight-asian="bold" style:font-weight-complex="bold"/>
    </style:style>
    <style:style style:name="P73" style:family="paragraph" style:parent-style-name="Text_20_body" style:list-style-name="L1">
      <style:text-properties style:font-name="Liberation Mono1" fo:language="pl" fo:country="PL" fo:font-weight="bold" officeooo:rsid="000a3e5e" officeooo:paragraph-rsid="000a3e5e" style:font-weight-asian="bold" style:font-weight-complex="bold"/>
    </style:style>
    <style:style style:name="P74" style:family="paragraph" style:parent-style-name="Text_20_body" style:list-style-name="L2">
      <style:text-properties officeooo:rsid="004eca72" officeooo:paragraph-rsid="004eca72"/>
    </style:style>
    <style:style style:name="P75" style:family="paragraph" style:parent-style-name="Text_20_body" style:list-style-name="L2">
      <style:text-properties officeooo:rsid="004fd4cd" officeooo:paragraph-rsid="004fd4cd"/>
    </style:style>
    <style:style style:name="P76" style:family="paragraph" style:parent-style-name="Heading_20_1">
      <style:text-properties fo:font-weight="normal" style:font-weight-asian="normal" style:font-weight-complex="normal"/>
    </style:style>
    <style:style style:name="P77" style:family="paragraph" style:parent-style-name="Heading_20_1">
      <style:text-properties fo:font-weight="normal" officeooo:rsid="00090ca5" officeooo:paragraph-rsid="00090ca5" style:font-weight-asian="normal" style:font-weight-complex="normal"/>
    </style:style>
    <style:style style:name="P78" style:family="paragraph" style:parent-style-name="Heading_20_1">
      <style:text-properties fo:font-weight="normal" officeooo:rsid="000a3e5e" officeooo:paragraph-rsid="000a3e5e" style:font-weight-asian="normal" style:font-weight-complex="normal"/>
    </style:style>
    <style:style style:name="P79" style:family="paragraph" style:parent-style-name="Heading_20_1">
      <style:text-properties style:font-name="Liberation Sans" fo:font-weight="normal" officeooo:rsid="0010f770" officeooo:paragraph-rsid="0010f770" style:font-weight-asian="normal" style:font-weight-complex="normal"/>
    </style:style>
    <style:style style:name="P80" style:family="paragraph" style:parent-style-name="Heading_20_1">
      <style:text-properties officeooo:rsid="0019daef" officeooo:paragraph-rsid="0019daef"/>
    </style:style>
    <style:style style:name="P81" style:family="paragraph" style:parent-style-name="Heading_20_1">
      <style:text-properties officeooo:rsid="001b2057" officeooo:paragraph-rsid="001b2057"/>
    </style:style>
    <style:style style:name="P82" style:family="paragraph" style:parent-style-name="Heading_20_1">
      <style:text-properties officeooo:rsid="004b8896" officeooo:paragraph-rsid="004b8896"/>
    </style:style>
    <style:style style:name="P83" style:family="paragraph" style:parent-style-name="Heading_20_1">
      <style:text-properties officeooo:rsid="003a1450" officeooo:paragraph-rsid="003a1450"/>
    </style:style>
    <style:style style:name="P84" style:family="paragraph" style:parent-style-name="Table_20_Heading">
      <style:text-properties officeooo:rsid="0012dd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3761" style:font-weight-asian="normal" style:font-weight-complex="normal"/>
    </style:style>
    <style:style style:name="T3" style:family="text">
      <style:text-properties fo:font-weight="normal" officeooo:rsid="00090ca5" style:font-weight-asian="normal" style:font-weight-complex="normal"/>
    </style:style>
    <style:style style:name="T4" style:family="text">
      <style:text-properties fo:font-weight="normal" officeooo:rsid="00577744" style:font-weight-asian="normal" style:font-weight-complex="normal"/>
    </style:style>
    <style:style style:name="T5" style:family="text">
      <style:text-properties officeooo:rsid="000737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3761" style:font-weight-asian="bold" style:font-weight-complex="bold"/>
    </style:style>
    <style:style style:name="T8" style:family="text">
      <style:text-properties officeooo:rsid="00090ca5"/>
    </style:style>
    <style:style style:name="T9" style:family="text">
      <style:text-properties style:font-name="Liberation Sans"/>
    </style:style>
    <style:style style:name="T10" style:family="text">
      <style:text-properties style:font-name="Liberation Sans" fo:font-weight="normal" style:font-weight-asian="normal" style:font-weight-complex="normal"/>
    </style:style>
    <style:style style:name="T11" style:family="text">
      <style:text-properties style:font-name="Liberation Sans" fo:font-weight="normal" officeooo:rsid="000aaddb" style:font-weight-asian="normal" style:font-weight-complex="normal"/>
    </style:style>
    <style:style style:name="T12" style:family="text">
      <style:text-properties style:font-name="Liberation Sans" fo:font-weight="normal" officeooo:rsid="000c7a5b" style:font-weight-asian="normal" style:font-weight-complex="normal"/>
    </style:style>
    <style:style style:name="T13" style:family="text">
      <style:text-properties style:font-name="Liberation Sans" fo:font-weight="normal" officeooo:rsid="0010518d" style:font-weight-asian="normal" style:font-weight-complex="normal"/>
    </style:style>
    <style:style style:name="T14" style:family="text">
      <style:text-properties style:font-name="Liberation Sans" fo:font-weight="normal" officeooo:rsid="0010f770" style:font-weight-asian="normal" style:font-weight-complex="normal"/>
    </style:style>
    <style:style style:name="T15" style:family="text">
      <style:text-properties style:font-name="Liberation Sans" fo:font-weight="normal" officeooo:rsid="001227fc" style:font-weight-asian="normal" style:font-weight-complex="normal"/>
    </style:style>
    <style:style style:name="T16" style:family="text">
      <style:text-properties style:font-name="Liberation Sans" fo:font-weight="normal" officeooo:rsid="0012dd8b" style:font-weight-asian="normal" style:font-weight-complex="normal"/>
    </style:style>
    <style:style style:name="T17" style:family="text">
      <style:text-properties style:font-name="Liberation Sans" fo:font-weight="normal" officeooo:rsid="0018c104" style:font-weight-asian="normal" style:font-weight-complex="normal"/>
    </style:style>
    <style:style style:name="T18" style:family="text">
      <style:text-properties style:font-name="Liberation Sans" fo:font-weight="normal" officeooo:rsid="0039df84" style:font-weight-asian="normal" style:font-weight-complex="normal"/>
    </style:style>
    <style:style style:name="T19" style:family="text">
      <style:text-properties style:font-name="Liberation Sans" fo:font-weight="normal" officeooo:rsid="0040260e" style:font-weight-asian="normal" style:font-weight-complex="normal"/>
    </style:style>
    <style:style style:name="T20" style:family="text">
      <style:text-properties style:font-name="Liberation Sans" fo:font-weight="normal" officeooo:rsid="00586314" style:font-weight-asian="normal" style:font-weight-complex="normal"/>
    </style:style>
    <style:style style:name="T21" style:family="text">
      <style:text-properties style:font-name="Liberation Sans" fo:font-weight="normal" officeooo:rsid="0054e242" style:font-weight-asian="normal" style:font-weight-complex="normal"/>
    </style:style>
    <style:style style:name="T22" style:family="text">
      <style:text-properties style:font-name="Liberation Sans" fo:font-weight="normal" officeooo:rsid="00560734" style:font-weight-asian="normal" style:font-weight-complex="normal"/>
    </style:style>
    <style:style style:name="T23" style:family="text">
      <style:text-properties style:font-name="Liberation Sans" fo:font-weight="normal" officeooo:rsid="00569c02" style:font-weight-asian="normal" style:font-weight-complex="normal"/>
    </style:style>
    <style:style style:name="T24" style:family="text">
      <style:text-properties style:font-name="Liberation Sans" fo:font-weight="normal" officeooo:rsid="0059a29e" style:font-weight-asian="normal" style:font-weight-complex="normal"/>
    </style:style>
    <style:style style:name="T25" style:family="text">
      <style:text-properties style:font-name="Liberation Sans" officeooo:rsid="001227fc"/>
    </style:style>
    <style:style style:name="T26" style:family="text">
      <style:text-properties style:font-name="Liberation Sans" officeooo:rsid="004ce9b4"/>
    </style:style>
    <style:style style:name="T27" style:family="text">
      <style:text-properties style:font-name="Liberation Sans" officeooo:rsid="004f4329"/>
    </style:style>
    <style:style style:name="T28" style:family="text">
      <style:text-properties style:font-name="Liberation Sans" officeooo:rsid="0051208f"/>
    </style:style>
    <style:style style:name="T29" style:family="text">
      <style:text-properties style:font-name="Liberation Sans" officeooo:rsid="005210a4"/>
    </style:style>
    <style:style style:name="T30" style:family="text">
      <style:text-properties officeooo:rsid="000aaddb"/>
    </style:style>
    <style:style style:name="T31" style:family="text">
      <style:text-properties officeooo:rsid="0010518d"/>
    </style:style>
    <style:style style:name="T32" style:family="text">
      <style:text-properties style:font-name="Liberation Mono1"/>
    </style:style>
    <style:style style:name="T33" style:family="text">
      <style:text-properties style:font-name="Liberation Mono1" officeooo:rsid="001227fc"/>
    </style:style>
    <style:style style:name="T34" style:family="text">
      <style:text-properties style:font-name="Liberation Mono1" fo:font-weight="normal" style:font-weight-asian="normal" style:font-weight-complex="normal"/>
    </style:style>
    <style:style style:name="T35" style:family="text">
      <style:text-properties style:font-name="Liberation Mono1" fo:font-weight="normal" officeooo:rsid="0039df84" style:font-weight-asian="normal" style:font-weight-complex="normal"/>
    </style:style>
    <style:style style:name="T36" style:family="text">
      <style:text-properties style:font-name="Liberation Mono1" fo:font-weight="normal" officeooo:rsid="005908a0" style:font-weight-asian="normal" style:font-weight-complex="normal"/>
    </style:style>
    <style:style style:name="T37" style:family="text">
      <style:text-properties style:font-name="Liberation Mono1" fo:font-weight="normal" officeooo:rsid="0059a29e" style:font-weight-asian="normal" style:font-weight-complex="normal"/>
    </style:style>
    <style:style style:name="T38" style:family="text">
      <style:text-properties style:font-name="Liberation Mono1" fo:font-weight="bold" style:font-weight-asian="bold" style:font-weight-complex="bold"/>
    </style:style>
    <style:style style:name="T39" style:family="text">
      <style:text-properties style:font-name="Liberation Mono1" fo:font-weight="bold" officeooo:rsid="004ce9b4" style:font-weight-asian="bold" style:font-weight-complex="bold"/>
    </style:style>
    <style:style style:name="T40" style:family="text">
      <style:text-properties style:font-name="Liberation Mono1" officeooo:rsid="001f936e"/>
    </style:style>
    <style:style style:name="T41" style:family="text">
      <style:text-properties style:font-name="Liberation Mono1" officeooo:rsid="0012dd8b"/>
    </style:style>
    <style:style style:name="T42" style:family="text">
      <style:text-properties style:font-name="Liberation Mono1" officeooo:rsid="0047ba3b"/>
    </style:style>
    <style:style style:name="T43" style:family="text">
      <style:text-properties style:font-name="Liberation Mono1" officeooo:rsid="0013a283"/>
    </style:style>
    <style:style style:name="T44" style:family="text">
      <style:text-properties style:font-name="Liberation Mono1" officeooo:rsid="005210a4"/>
    </style:style>
    <style:style style:name="T45" style:family="text">
      <style:text-properties officeooo:rsid="0024fdce"/>
    </style:style>
    <style:style style:name="T46" style:family="text">
      <style:text-properties officeooo:rsid="0026c082"/>
    </style:style>
    <style:style style:name="T47" style:family="text">
      <style:text-properties officeooo:rsid="0028f1b0"/>
    </style:style>
    <style:style style:name="T48" style:family="text">
      <style:text-properties officeooo:rsid="002999b0"/>
    </style:style>
    <style:style style:name="T49" style:family="text">
      <style:text-properties officeooo:rsid="002a25ae"/>
    </style:style>
    <style:style style:name="T50" style:family="text">
      <style:text-properties officeooo:rsid="002bbe55"/>
    </style:style>
    <style:style style:name="T51" style:family="text">
      <style:text-properties officeooo:rsid="002ce188"/>
    </style:style>
    <style:style style:name="T52" style:family="text">
      <style:text-properties officeooo:rsid="002d0838"/>
    </style:style>
    <style:style style:name="T53" style:family="text">
      <style:text-properties style:font-name="Liberation Mono" officeooo:rsid="002d0838"/>
    </style:style>
    <style:style style:name="T54" style:family="text">
      <style:text-properties style:font-name="Liberation Mono" officeooo:rsid="00309e59"/>
    </style:style>
    <style:style style:name="T55" style:family="text">
      <style:text-properties officeooo:rsid="00309e59"/>
    </style:style>
    <style:style style:name="T56" style:family="text">
      <style:text-properties officeooo:rsid="0032a524"/>
    </style:style>
    <style:style style:name="T57" style:family="text">
      <style:text-properties officeooo:rsid="0035df6e"/>
    </style:style>
    <style:style style:name="T58" style:family="text">
      <style:text-properties officeooo:rsid="0041a9d3"/>
    </style:style>
    <style:style style:name="T59" style:family="text">
      <style:text-properties officeooo:rsid="00441de5"/>
    </style:style>
    <style:style style:name="T60" style:family="text">
      <style:text-properties officeooo:rsid="004546f1"/>
    </style:style>
    <style:style style:name="T61" style:family="text">
      <style:text-properties officeooo:rsid="004ce9b4"/>
    </style:style>
    <style:style style:name="T62" style:family="text">
      <style:text-properties officeooo:rsid="004fd4cd"/>
    </style:style>
    <style:style style:name="T63" style:family="text">
      <style:text-properties officeooo:rsid="0054e242"/>
    </style:style>
    <style:style style:name="T64" style:family="text">
      <style:text-properties officeooo:rsid="005971a1"/>
    </style:style>
    <style:style style:name="T65" style:family="text">
      <style:text-properties officeooo:rsid="0059a29e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Opis</text:h>
      <text:p text:style-name="Text_20_body"><text:span text:style-name="T6">WebTool</text:span><text:span text:style-name="T1"> jest narzędziem do wydobywania kolokacji, używanym przez aplikację webową </text:span>MeWeX<text:span text:style-name="T1">. </text:span><text:span text:style-name="T7">WebTool</text:span><text:span text:style-name="T2"> pozwala na ustawienie bardzo wielu paramterów, poleca się jednak używanie określonych ich zestawów, używanych także w </text:span><text:span text:style-name="T5">MeWeX</text:span><text:span text:style-name="T2">ie.</text:span></text:p>
      <text:h text:style-name="P76" text:outline-level="1">Kompilacja / Instalacja</text:h>
      <text:p text:style-name="P1">WebTool<text:span text:style-name="T1"> jest częścią załączonego repozytorium </text:span>mwextractor<text:span text:style-name="T1">. W celu instalacji należy wykonać następujące polecenia linii komend (zakładając, że </text:span><text:span text:style-name="T3">roboczym katalogiem jest główny katalog repozytorium </text:span><text:span text:style-name="T8">mwextractor</text:span><text:span text:style-name="T3">).</text:span></text:p>
      <text:p text:style-name="P13"><text:span text:style-name="T59">$ </text:span>mkdir bin # Katalog może mieć dowolną nazwę</text:p>
      <text:p text:style-name="P13"><text:span text:style-name="T59">$ </text:span>cd bin</text:p>
      <text:p text:style-name="P13"><text:span text:style-name="T59">$ </text:span>cmake ../mwextractor</text:p>
      <text:p text:style-name="P13"><text:span text:style-name="T59">$ </text:span>make</text:p>
      <text:p text:style-name="P13"><text:span text:style-name="T59">$ </text:span>sudo make install</text:p>
      <text:p text:style-name="P3"><text:span text:style-name="T1">Po tych operacjach, program </text:span><text:span text:style-name="T6">WebTool</text:span><text:span text:style-name="T1"> powinien być dostępny w linii komend.</text:span></text:p>
      <text:h text:style-name="P78" text:outline-level="1">Ogólne argumenty</text:h>
      <text:p text:style-name="P4"><text:span text:style-name="T1">Następujące argumenty </text:span><text:span text:style-name="T4">mogą zostać podane</text:span><text:span text:style-name="T1"> w </text:span><text:span text:style-name="T4">dowolnych</text:span><text:span text:style-name="T1"> wywołaniach </text:span><text:span text:style-name="T6">WebTool</text:span><text:span text:style-name="T1">a, niezależnie od wybranych parametrów wydobywania:</text:span></text:p>
      <text:list xml:id="list3787854124197348059" text:style-name="L1">
        <text:list-item>
          <text:p text:style-name="P72">-I<text:span text:style-name="T10">:</text:span><text:span text:style-name="T9"> </text:span><text:span text:style-name="T10">Plik zawierający listę ścieżek do plików korpusu, z któr</text:span><text:span text:style-name="T20">ych</text:span><text:span text:style-name="T10"> mają zostać wydobyte kolokacje, po jednej ścieżce na wiersz.</text:span></text:p>
        </text:list-item>
        <text:list-item>
          <text:p text:style-name="P72">-<text:span text:style-name="T30">T</text:span><text:span text:style-name="T11">: Nazwa tagsetu, którym oznakowany jest korpus (domyślnie nkjp).</text:span></text:p>
        </text:list-item>
        <text:list-item>
          <text:p text:style-name="P73">-<text:span text:style-name="T30">R</text:span><text:span text:style-name="T11">: Nazwa readera, za pomocą którego korpus powinien zostać wczytany </text:span><text:span text:style-name="T13">(domyślnie </text:span><text:span text:style-name="T19">iob-chan</text:span><text:span text:style-name="T13">)</text:span><text:span text:style-name="T11">. </text:span><text:span text:style-name="T12">Dostępne readery są zdefiniowane </text:span><text:span text:style-name="T13">przez bibliotekę corpus2.</text:span></text:p>
        </text:list-item>
        <text:list-item>
          <text:p text:style-name="P73">-<text:span text:style-name="T31">K</text:span><text:span text:style-name="T13">: </text:span><text:span text:style-name="T14">Plik wyjściowy, do którego zostaną zapisane statystyki kolokacji.</text:span></text:p>
        </text:list-item>
        <text:list-item>
          <text:p text:style-name="P73">-<text:span text:style-name="T63">k</text:span><text:span text:style-name="T21">: Maksymalna liczba kolokacji zwróconych w pliku wyjściowym. </text:span><text:span text:style-name="T23">Domyślnie wynosi ona 100.</text:span><text:span text:style-name="T21"> Jeśli znalezionych kolokacji jest więcej, nadwyżka zostanie odrzucona. Najgorzej ocenione przez algorytm kolokacje odrzucane są najpierw.</text:span></text:p>
        </text:list-item>
        <text:list-item>
          <text:p text:style-name="P73">-<text:span text:style-name="T63">o</text:span><text:span text:style-name="T21">: Wartość logiczna </text:span><text:span text:style-name="T22">(</text:span><text:span text:style-name="T21">0 lub 1, </text:span><text:span text:style-name="T22">domyślnie 1</text:span><text:span text:style-name="T21">). </text:span><text:span text:style-name="T22">Jeśli zostanie podana wartość 0, w pliku wyjściowym zostaną pominięte listy częstości napotkanych w korpusie form kolokacji (patrz: sekcja </text:span><text:span text:style-name="T22"><text:bookmark-ref text:reference-format="text" text:ref-name="__RefHeading___Toc1226_1292012703">Format wyjściowy</text:bookmark-ref></text:span><text:span text:style-name="T22">).</text:span></text:p>
        </text:list-item>
      </text:list>
      <text:h text:style-name="P79" text:outline-level="1"><text:bookmark-start text:name="__RefHeading___Toc1249_758401326"/>Typy <text:span text:style-name="T62">relacji</text:span><text:bookmark-end text:name="__RefHeading___Toc1249_758401326"/></text:h>
      <text:p text:style-name="P2"><text:span text:style-name="T25">WebTool</text:span><text:span text:style-name="T15"> może wydobywać z korpusu kolokacje będące w różnych relacjach strukturalnych. O tym, które relacje są brane pod uwagę, decyduje argument </text:span><text:span text:style-name="T33">-W</text:span><text:span text:style-name="T15">. </text:span><text:span text:style-name="T16">Może on zostać podany kilkakrotnie, za każdym razem wskazując inny plik, definiujący inną relację.</text:span></text:p>
      <text:p text:style-name="P7"><text:soft-page-break/><text:span text:style-name="T10">Pliki definiujące relacje, będące potencjalnymi wartościami </text:span><text:span text:style-name="T38">-W</text:span><text:span text:style-name="T10">, znajdują się w katalogu </text:span><text:span text:style-name="T36">relations</text:span><text:span text:style-name="T34">/</text:span><text:span text:style-name="T10">. </text:span><text:span text:style-name="T17">Nie dla wszystkich relacji zostały stworzone objaśniające je opis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Nazwa</text:p>
          </table:table-cell>
          <table:table-cell table:style-name="Table1.A1" office:value-type="string">
            <text:p text:style-name="P66">Plik</text:p>
          </table:table-cell>
          <table:table-cell table:style-name="Table1.C1" office:value-type="string">
            <text:p text:style-name="P84">Opis</text:p>
          </table:table-cell>
        </table:table-row>
        <table:table-row>
          <table:table-cell table:style-name="Table1.A2" office:value-type="string">
            <text:p text:style-name="P23">RZECZOWNIK i PRZYMIOTNIK (uzgodnienie)</text:p>
          </table:table-cell>
          <table:table-cell table:style-name="Table1.A2" office:value-type="string">
            <text:p text:style-name="P24">2_2_agr_subst_adj.ccl</text:p>
          </table:table-cell>
          <table:table-cell table:style-name="Table1.C2" office:value-type="string">
            <text:p text:style-name="P23">Opisuje klasę bi-gramów, w skład których wchodzi rzeczownik (jako jeden z dwóch wyrazów), który nie jest żadną z form wyrazu "coś" i przymiotnik lub imiesłów przymiotnikowy czynny lub bierny (jako drugi wyraz). Przymiotnik (imiesłów) dostosowuje się do rzeczownika (głowy składniowej) pod kątem przypadka, liczby i rodzaju.</text:p>
          </table:table-cell>
        </table:table-row>
        <table:table-row>
          <table:table-cell table:style-name="Table1.A2" office:value-type="string">
            <text:p text:style-name="P23">BURKINOSTKA i RZECZOWNIK</text:p>
          </table:table-cell>
          <table:table-cell table:style-name="Table1.A2" office:value-type="string">
            <text:p text:style-name="P24">2_4_all_burk_subst.ccl</text:p>
          </table:table-cell>
          <table:table-cell table:style-name="Table1.C2" office:value-type="string">
            <text:p text:style-name="P23">Opisuje klasę bi-gramów, w skład których wchodzi rzeczownik lub forma nierozpoznana przez tager (jako jeden z dwóch wyrazów) i wyraz, który jest jedyną formą danego lematu i jednocześnie jest wyrazem uwięzionym, tzn. występuje jedynie w wielowyrazowej jednostce leksykalnej.</text:p>
          </table:table-cell>
        </table:table-row>
        <table:table-row>
          <table:table-cell table:style-name="Table1.A2" office:value-type="string">
            <text:p text:style-name="P32">GERUNDIUM i KUBLIK</text:p>
          </table:table-cell>
          <table:table-cell table:style-name="Table1.A2" office:value-type="string">
            <text:p text:style-name="P25">2_5_all_ger_qub.ccl</text:p>
          </table:table-cell>
          <table:table-cell table:style-name="Table1.C2" office:value-type="string">
            <text:p text:style-name="P32">Opisuje klasę bi-gramów, w skład których wchodzi odsłownik (jako jeden z wyrazów) i partykuła.</text:p>
          </table:table-cell>
        </table:table-row>
        <table:table-row>
          <table:table-cell table:style-name="Table1.A2" office:value-type="string">
            <text:p text:style-name="P32">IMIESŁÓW PRZYMIOTNIKOWY i PRZYSŁÓWEK</text:p>
          </table:table-cell>
          <table:table-cell table:style-name="Table1.A2" office:value-type="string">
            <text:p text:style-name="P25">2_3_all_adv_part.ccl</text:p>
          </table:table-cell>
          <table:table-cell table:style-name="Table1.C2" office:value-type="string">
            <text:p text:style-name="P32">Opisuje klasę bi-gramów, w skład których wchodzi imiesłów przymiotnikowy czynny lub bierny (jako jeden z wyrazów) i przysłówek lub partykuła (jako drugi wyraz).</text:p>
          </table:table-cell>
        </table:table-row>
        <table:table-row>
          <table:table-cell table:style-name="Table1.A2" office:value-type="string">
            <text:p text:style-name="P32">COŚ i PRZYMIOTNIK w gen.</text:p>
          </table:table-cell>
          <table:table-cell table:style-name="Table1.A2" office:value-type="string">
            <text:p text:style-name="P25">2_14_cos_adj_gen.ccl</text:p>
          </table:table-cell>
          <table:table-cell table:style-name="Table1.C2" office:value-type="string">
            <text:p text:style-name="P32">Opisuje klasę bi-gramów, w skład których wchodzi przymiotnik, imiesłów przymiotnikowy czynny lub bierny (jako jeden z dwóch wyrazów) i wyraz "coś" w dopełniaczu. Oba człony mogą występować w szyku naturalnym (pierwszy operator) lub odwróconym. Głową wyrażenia jest przymiotnik (lub imiesłów).</text:p>
          </table:table-cell>
        </table:table-row>
        <text:soft-page-break/>
        <table:table-row>
          <table:table-cell table:style-name="Table1.A2" office:value-type="string">
            <text:p text:style-name="P32">RZECZOWNIK i PRZYMIOTNIK f</text:p>
          </table:table-cell>
          <table:table-cell table:style-name="Table1.A2" office:value-type="string">
            <text:p text:style-name="P25">2_16_gnd_subst_adj.ccl</text:p>
          </table:table-cell>
          <table:table-cell table:style-name="Table1.C2" office:value-type="string">
            <text:p text:style-name="P32">Opisuje klasę bi-gramów takich, że jeden wyraz jest rzeczownikiem (z wyłączeniem form zaimka "coś"), a drugi przymiotnikiem lub imiesłowem przymiotnikowym biernym lub czynnym. Oba wyrazy są uzgodnione pod względem liczby i przypadka. Przy czym rzeczownik nie może być feminatywem, a przymiotnik (imiesłów) – musi wystąpić w rodzaju żeńskim.</text:p>
          </table:table-cell>
        </table:table-row>
        <table:table-row>
          <table:table-cell table:style-name="Table1.A2" office:value-type="string">
            <text:p text:style-name="P32">RZECZOWNIK i RZECZOWNIK</text:p>
          </table:table-cell>
          <table:table-cell table:style-name="Table1.A2" office:value-type="string">
            <text:p text:style-name="P25">2_13_all_subst_subst.ccl</text:p>
          </table:table-cell>
          <table:table-cell table:style-name="Table1.C2" office:value-type="string">
            <text:p text:style-name="P32">Opisuje klasę bi-gramów, w których każdy z dwóch wyrazów jest rzeczownikiem lub formą nierozpoznaną przez tager.</text:p>
          </table:table-cell>
        </table:table-row>
        <table:table-row>
          <table:table-cell table:style-name="Table1.A2" office:value-type="string">
            <text:p text:style-name="P33">RZECZOWNIK i SIEBIE</text:p>
          </table:table-cell>
          <table:table-cell table:style-name="Table1.A2" office:value-type="string">
            <text:p text:style-name="P26">2_12_all_subst_siebie.ccl</text:p>
          </table:table-cell>
          <table:table-cell table:style-name="Table1.C2" office:value-type="string">
            <text:p text:style-name="P33">Opisuje klasę bi-gramów, w skład których wchodzi rzeczownik lub forma nierozpoznana przez tager (jako pierwszy wyraz) i forma wyrazu „siebie”.</text:p>
          </table:table-cell>
        </table:table-row>
        <table:table-row>
          <table:table-cell table:style-name="Table1.A2" office:value-type="string">
            <text:p text:style-name="P33">ZAIMEK 3. OS. w gen. i RZECZOWNIK</text:p>
          </table:table-cell>
          <table:table-cell table:style-name="Table1.A2" office:value-type="string">
            <text:p text:style-name="P26">2_17_ppron_3_gen_subst.ccl</text:p>
          </table:table-cell>
          <table:table-cell table:style-name="Table1.C2" office:value-type="string">
            <text:p text:style-name="P33">Opisuje klasę bi-gramów, w których jeden jest zaimkiem trzecioosobowym w dopełniaczu, a drugi rzeczownikiem lub formą nierozpoznaną przez tager.</text:p>
          </table:table-cell>
        </table:table-row>
        <table:table-row>
          <table:table-cell table:style-name="Table1.A2" office:value-type="string">
            <text:p text:style-name="P34">LICZEBNIK i RZECZOWNIK</text:p>
          </table:table-cell>
          <table:table-cell table:style-name="Table1.A2" office:value-type="string">
            <text:p text:style-name="P27">2_6_all_num_subst.ccl</text:p>
          </table:table-cell>
          <table:table-cell table:style-name="Table1.C2" office:value-type="string">
            <text:p text:style-name="P34">Opisuje klasę bi-gramów, w skład których wchodzi rzeczownik lub forma nierozpoznana przez tager (jako jeden z wyrazów) i liczebnik (jako drugi wyraz).</text:p>
          </table:table-cell>
        </table:table-row>
        <table:table-row>
          <table:table-cell table:style-name="Table1.A2" office:value-type="string">
            <text:p text:style-name="P34">DWA WYRAZY</text:p>
          </table:table-cell>
          <table:table-cell table:style-name="Table1.A2" office:value-type="string">
            <text:p text:style-name="P27">2_19_window.ccl</text:p>
          </table:table-cell>
          <table:table-cell table:style-name="Table1.C2" office:value-type="string">
            <text:p text:style-name="P34">Opisuje wszystkie wyrażenia rzeczownikowe, które nie zostały przyporządkowane do żadnej innej kategorii.</text:p>
          </table:table-cell>
        </table:table-row>
        <table:table-row>
          <table:table-cell table:style-name="Table1.A2" office:value-type="string">
            <text:p text:style-name="P34">CZASOWNIK i RZECZOWNIK</text:p>
          </table:table-cell>
          <table:table-cell table:style-name="Table1.A2" office:value-type="string">
            <text:p text:style-name="P27">2_20_verb_subst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WYRAŻENIE PRZYIMKOWE</text:p>
          </table:table-cell>
          <table:table-cell table:style-name="Table1.A2" office:value-type="string">
            <text:p text:style-name="P27">2_21_biadv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PRZYMIOTNIK i RZECZOWNIK <text:soft-page-break/>i PRZYMIOTNIK</text:p>
          </table:table-cell>
          <table:table-cell table:style-name="Table1.A2" office:value-type="string">
            <text:p text:style-name="P27">3_1100_adj_subst_adj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CZASOWNIK i PRZYIMEK i RZECZOWNIK</text:p>
          </table:table-cell>
          <table:table-cell table:style-name="Table1.A2" office:value-type="string">
            <text:p text:style-name="P27">3_1101_verb_prep_subst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PRZYMIOTNIK i RZECZOWNIK i RZECZOWNIK</text:p>
          </table:table-cell>
          <table:table-cell table:style-name="Table1.A2" office:value-type="string">
            <text:p text:style-name="P27">3_1102_adj_subst_subst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RZECZOWNIK i PRZYIMEK i RZECZOWNIK</text:p>
          </table:table-cell>
          <table:table-cell table:style-name="Table1.A2" office:value-type="string">
            <text:p text:style-name="P27">3_1005_subst_prep_subst.ccl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RZECZOWNIK i PRZYMIOTNIK (uzgodnienie + nieciągłość)</text:p>
          </table:table-cell>
          <table:table-cell table:style-name="Table1.A2" office:value-type="string">
            <text:p text:style-name="P27">2_2_agr_subst_adj_1h.ccl</text:p>
          </table:table-cell>
          <table:table-cell table:style-name="Table1.C2" office:value-type="string">
            <text:p text:style-name="P34">Opisuje klasę bi-gramów, w skład których wchodzi rzeczownik (jako jeden z dwóch wyrazów), który nie jest żadną z form wyrazu "coś" i przymiotnik lub imiesłów przymiotnikowy czynny lub bierny (jako drugi wyraz). Pomiędzy dwoma wyrazami występuje trzeci. Przymiotnik (imiesłów) dostosowuje się do rzeczownika (głowy składniowej) pod kątem przypadka, liczby i rodzaju.</text:p>
          </table:table-cell>
        </table:table-row>
        <table:table-row>
          <table:table-cell table:style-name="Table1.A2" office:value-type="string">
            <text:p text:style-name="P34">BURKINOSTKA i RZECZOWNIK (nieciągłość)</text:p>
          </table:table-cell>
          <table:table-cell table:style-name="Table1.A2" office:value-type="string">
            <text:p text:style-name="P27">2_4_all_burk_subst_1h.ccl</text:p>
          </table:table-cell>
          <table:table-cell table:style-name="Table1.C2" office:value-type="string">
            <text:p text:style-name="P34">Opisuje klasę bi-gramów, w skład których wchodzi rzeczownik lub forma nierozpoznana przez tager (jako jeden z dwóch wyrazów) i wyraz, który jest jedyną formą danego lematu i jednocześnie jest wyrazem uwięzionym, tzn. występuje jedynie w wielowyrazowej jednostce leksykalnej. Pomiędzy nimi występuje trzeci wyraz.</text:p>
          </table:table-cell>
        </table:table-row>
        <table:table-row>
          <table:table-cell table:style-name="Table1.A2" office:value-type="string">
            <text:p text:style-name="P35">GERUNDIUM i KUBLIK (nieciągłość)</text:p>
          </table:table-cell>
          <table:table-cell table:style-name="Table1.A2" office:value-type="string">
            <text:p text:style-name="P28">2_5_all_ger_qub_1h.ccl</text:p>
          </table:table-cell>
          <table:table-cell table:style-name="Table1.C2" office:value-type="string">
            <text:p text:style-name="P35">Opisuje klasę bi-gramów, w skład których wchodzi odsłownik (jako jeden z wyrazów) i partykuła. Pomiędzy nimi występuje trzeci wyraz.</text:p>
          </table:table-cell>
        </table:table-row>
        <table:table-row>
          <table:table-cell table:style-name="Table1.A2" office:value-type="string">
            <text:p text:style-name="P35">IMIESŁÓW PRZYMIOTNIKOWY i PRZYSŁÓWEK (nieciągłość)</text:p>
          </table:table-cell>
          <table:table-cell table:style-name="Table1.A2" office:value-type="string">
            <text:p text:style-name="P28">2_3_all_adv_part_1h.ccl</text:p>
          </table:table-cell>
          <table:table-cell table:style-name="Table1.C2" office:value-type="string">
            <text:p text:style-name="P35">Opisuje klasę bi-gramów, w skład których wchodzi imiesłów przymiotnikowy czynny lub bierny (jako jeden z dwóch wyrazów) <text:soft-page-break/>i partykuła lub przysłówek. Pomiędzy nimi występuje trzeci wyraz.</text:p>
          </table:table-cell>
        </table:table-row>
        <table:table-row>
          <table:table-cell table:style-name="Table1.A2" office:value-type="string">
            <text:p text:style-name="P35">COŚ i PRZYMIOTNIK w gen. (nieciągłość)</text:p>
          </table:table-cell>
          <table:table-cell table:style-name="Table1.A2" office:value-type="string">
            <text:p text:style-name="P28">2_14_cos_adj_gen_1h.ccl</text:p>
          </table:table-cell>
          <table:table-cell table:style-name="Table1.C2" office:value-type="string">
            <text:p text:style-name="P35">Opisuje klasę bi-gramów, w skład których wchodzi przymiotnik, imiesłów przymiotnikowy czynny lub bierny (jako jeden z dwóch wyrazów) i wyraz "coś" w dopełniaczu. Pomiędzy dwoma wyrazami występuje trzeci. Oba człony mogą występować w szyku naturalnym (pierwszy operator) lub odwróconym. Głową wyrażenia jest przymiotnik (lub imiesłów).</text:p>
          </table:table-cell>
        </table:table-row>
        <table:table-row>
          <table:table-cell table:style-name="Table1.A2" office:value-type="string">
            <text:p text:style-name="P35">RZECZOWNIK i PRZYMIOTNIK f (nieciągłość)</text:p>
          </table:table-cell>
          <table:table-cell table:style-name="Table1.A2" office:value-type="string">
            <text:p text:style-name="P28">2_16_gnd_subst_adj_1h.ccl</text:p>
          </table:table-cell>
          <table:table-cell table:style-name="Table1.C2" office:value-type="string">
            <text:p text:style-name="P35">Opisuje klasę bi-gramów takich, że jeden wyraz jest rzeczownikiem(z wyłączeniem form zaimka "coś"), a drugi przymiotnikiem lub imiesłowem przymiotnikowym biernym lub czynnym. Oba wyrazy są</text:p>
            <text:p text:style-name="P35">uzgodnione pod względem liczby i przypadka. Przy czym rzeczownik nie może być feminatywem, a przymiotnik (imiesłów) – musi wystąpić w rodzaju żeńskim. Pomiędzy dwoma wyrazami wyrażenia występuje trzeci.</text:p>
          </table:table-cell>
        </table:table-row>
        <table:table-row>
          <table:table-cell table:style-name="Table1.A2" office:value-type="string">
            <text:p text:style-name="P35">RZECZOWNIK i RZECZOWNIK (nieciągłość)</text:p>
          </table:table-cell>
          <table:table-cell table:style-name="Table1.A2" office:value-type="string">
            <text:p text:style-name="P28">2_13_all_subst_subst_1h.ccl</text:p>
          </table:table-cell>
          <table:table-cell table:style-name="Table1.C2" office:value-type="string">
            <text:p text:style-name="P35">Opisuje klasę bi-gramów, w których każdy z dwóch wyrazów jest rzeczownikiem lub formą nierozpoznaną przez tager. Pomiędzy nimi występuje trzeci wyraz.</text:p>
          </table:table-cell>
        </table:table-row>
        <table:table-row>
          <table:table-cell table:style-name="Table1.A2" office:value-type="string">
            <text:p text:style-name="P35">RZECZOWNIK i SIEBIE (nieciągłość)</text:p>
          </table:table-cell>
          <table:table-cell table:style-name="Table1.A2" office:value-type="string">
            <text:p text:style-name="P29">2_12_all_subst_siebie_1h.ccl</text:p>
          </table:table-cell>
          <table:table-cell table:style-name="Table1.C2" office:value-type="string">
            <text:p text:style-name="P35">Opisuje klasę bi-gramów, w skład których wchodzi rzeczownik lub forma nierozpoznana przez tager (jako pierwszy wyraz)i forma wyrazu siebie. Pomiędzy nimi występuje trzeci wyraz.</text:p>
          </table:table-cell>
        </table:table-row>
        <table:table-row>
          <table:table-cell table:style-name="Table1.A2" office:value-type="string">
            <text:p text:style-name="P35">ZAIMEK 3. OS. w gen. i RZECZOWNIK <text:soft-page-break/>(nieciągłość)</text:p>
          </table:table-cell>
          <table:table-cell table:style-name="Table1.A2" office:value-type="string">
            <text:p text:style-name="P28">2_17_ppron_3_gen_subst_1h.ccl</text:p>
          </table:table-cell>
          <table:table-cell table:style-name="Table1.C2" office:value-type="string">
            <text:p text:style-name="P35">Opisuje klasę bi-gramów, w których jeden jest zaimkiem trzecioosobowym <text:soft-page-break/>w dopełniaczu, a drugi rzeczownikiem lub formą nierozpoznaną przez tager. Pomiędzy wyrazami występuje trzeci wyraz.</text:p>
          </table:table-cell>
        </table:table-row>
        <table:table-row>
          <table:table-cell table:style-name="Table1.A2" office:value-type="string">
            <text:p text:style-name="P35">LICZEBNIK i RZECZOWNIK (nieciągłość)</text:p>
          </table:table-cell>
          <table:table-cell table:style-name="Table1.A2" office:value-type="string">
            <text:p text:style-name="P28">2_6_all_num_subst_1h.ccl</text:p>
          </table:table-cell>
          <table:table-cell table:style-name="Table1.C2" office:value-type="string">
            <text:p text:style-name="P35">Opisuje klasę bi-gramów, w skład których wchodzi rzeczownik lub forma nierozpoznana przez tager (jako jeden z wyrazów) i liczebnik (jako drugi wyraz). Pomiędzy nimi występuje trzeci wyraz.</text:p>
          </table:table-cell>
        </table:table-row>
        <table:table-row>
          <table:table-cell table:style-name="Table1.A2" office:value-type="string">
            <text:p text:style-name="P35">DWA WYRAZY (nieciągłość)</text:p>
          </table:table-cell>
          <table:table-cell table:style-name="Table1.A2" office:value-type="string">
            <text:p text:style-name="P28">2_19_window_1h.ccl</text:p>
          </table:table-cell>
          <table:table-cell table:style-name="Table1.C2" office:value-type="string">
            <text:p text:style-name="P35">Opisuje wszystkie wyrażenia rzeczownikowe, które nie zostały przyporządkowane do żadnej innej kategorii. Pomiędzy dwoma wyrazami składowymi występuje trzeci.</text:p>
          </table:table-cell>
        </table:table-row>
        <table:table-row>
          <table:table-cell table:style-name="Table1.A2" office:value-type="string">
            <text:p text:style-name="P35">CZASOWNIK i RZECZOWNIK (nieciągłość)</text:p>
          </table:table-cell>
          <table:table-cell table:style-name="Table1.A2" office:value-type="string">
            <text:p text:style-name="P28">2_20_verb_subst_1h.ccl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>PRZYMIOTNIK i RZECZOWNIK i PRZYMIOTNIK (nieciągłość)</text:p>
          </table:table-cell>
          <table:table-cell table:style-name="Table1.A2" office:value-type="string">
            <text:p text:style-name="P28">3_1100_adj_subst_adj_1h.ccl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>CZASOWNIK i PRZYIMEK i RZECZOWNIK (nieciągłość)</text:p>
          </table:table-cell>
          <table:table-cell table:style-name="Table1.A2" office:value-type="string">
            <text:p text:style-name="P28">3_1101_verb_prep_subst_1h.ccl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>PRZYMIOTNIK i RZECZOWNIK i RZECZOWNIK (nieciągłość)</text:p>
          </table:table-cell>
          <table:table-cell table:style-name="Table1.A2" office:value-type="string">
            <text:p text:style-name="P28">3_1102_adj_subst_subst_1h.ccl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>RZECZOWNIK i PRZYIMEK i RZECZOWNIK (nieciągłość)</text:p>
          </table:table-cell>
          <table:table-cell table:style-name="Table1.A2" office:value-type="string">
            <text:p text:style-name="P28">3_1005_subst_prep_subst_1h.ccl</text:p>
          </table:table-cell>
          <table:table-cell table:style-name="Table1.C2" office:value-type="string">
            <text:p text:style-name="P35"/>
          </table:table-cell>
        </table:table-row>
      </table:table>
      <text:h text:style-name="P80" text:outline-level="1">Funkcje dyspersji</text:h>
      <text:p text:style-name="P5">Zadaniem funkcji dyspersji jest wyróżnienie, na podstawie danych z różnych dokumentów, kolokacji które wydają się bardziej nietypowe, <text:span text:style-name="T64">zwiększając wartość ich oceny</text:span>. Zastosowanie takiej funkcji jest celowe tylko w sytuacji, gdy lista plików korpusu (argument <text:span text:style-name="T38">-I</text:span><text:span text:style-name="T10">) zawiera więcej niż jedną pozycję.</text:span></text:p>
      <text:p text:style-name="P5"><text:span text:style-name="T10">Nazwę funkcji dyspersji podaje się poprzez argument </text:span><text:span text:style-name="T38">-d</text:span><text:span text:style-name="T10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7">Nazwa</text:p>
          </table:table-cell>
          <table:table-cell table:style-name="Table2.B1" office:value-type="string">
            <text:p text:style-name="P67">Wartość argumentu</text:p>
          </table:table-cell>
        </table:table-row>
        <text:soft-page-break/>
        <table:table-row>
          <table:table-cell table:style-name="Table2.A2" office:value-type="string">
            <text:p text:style-name="P36">TF-IDF</text:p>
          </table:table-cell>
          <table:table-cell table:style-name="Table2.B2" office:value-type="string">
            <text:p text:style-name="P30">tfidf()</text:p>
          </table:table-cell>
        </table:table-row>
        <table:table-row>
          <table:table-cell table:style-name="Table2.A2" office:value-type="string">
            <text:p text:style-name="P37">Standard Deviation</text:p>
          </table:table-cell>
          <table:table-cell table:style-name="Table2.B2" office:value-type="string">
            <text:p text:style-name="P31">sd()</text:p>
          </table:table-cell>
        </table:table-row>
        <table:table-row>
          <table:table-cell table:style-name="Table2.A2" office:value-type="string">
            <text:p text:style-name="P37">Variance Coefficient</text:p>
          </table:table-cell>
          <table:table-cell table:style-name="Table2.B2" office:value-type="string">
            <text:p text:style-name="P31">vc()</text:p>
          </table:table-cell>
        </table:table-row>
        <table:table-row>
          <table:table-cell table:style-name="Table2.A2" office:value-type="string">
            <text:p text:style-name="P37">Juilland D</text:p>
          </table:table-cell>
          <table:table-cell table:style-name="Table2.B2" office:value-type="string">
            <text:p text:style-name="P31">jd()</text:p>
          </table:table-cell>
        </table:table-row>
        <table:table-row>
          <table:table-cell table:style-name="Table2.A2" office:value-type="string">
            <text:p text:style-name="P37">Distributional Consistency</text:p>
          </table:table-cell>
          <table:table-cell table:style-name="Table2.B2" office:value-type="string">
            <text:p text:style-name="P31">dc()</text:p>
          </table:table-cell>
        </table:table-row>
        <table:table-row>
          <table:table-cell table:style-name="Table2.A2" office:value-type="string">
            <text:p text:style-name="P37">Lynes D3</text:p>
          </table:table-cell>
          <table:table-cell table:style-name="Table2.B2" office:value-type="string">
            <text:p text:style-name="P31">ld3()</text:p>
          </table:table-cell>
        </table:table-row>
      </table:table>
      <text:h text:style-name="P81" text:outline-level="1">Metody wydobywania kolokacji</text:h>
      <text:p text:style-name="P6">Poniżej opisane są metody wydobycia kolokacji z korpusu, wraz z zalecanymi zestawami argumentów. Te zestawy odpowiadają opcjom dostępnym w MeWeXi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Nazwa / argumenty</text:p>
          </table:table-cell>
          <table:table-cell table:style-name="Table3.B1" office:value-type="string">
            <text:p text:style-name="P70">Opis</text:p>
          </table:table-cell>
        </table:table-row>
        <table:table-row>
          <table:table-cell table:style-name="Table3.A2" office:value-type="string">
            <text:p text:style-name="P39">Frequency</text:p>
            <text:p text:style-name="Code_20_Listing">-r frequency()</text:p>
          </table:table-cell>
          <table:table-cell table:style-name="Table3.B2" office:value-type="string">
            <text:p text:style-name="P38">Miara tworzy ranking tylko na podstawie zaobserwowanej</text:p>
            <text:p text:style-name="P40">(zliczonej z korpusu) częstości krotki.</text:p>
            <text:p text:style-name="P40"><draw:frame draw:style-name="fr1" draw:name="Object1" text:anchor-type="as-char" svg:y="-0.386cm" svg:width="7.41cm" svg:height="0.51cm" draw:z-index="1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1">Pointwise Mutual Information</text:p>
            <text:p text:style-name="Code_20_Listing">-r sc()</text:p>
          </table:table-cell>
          <table:table-cell table:style-name="Table3.B2" office:value-type="string">
            <text:p text:style-name="P43">Uogólniona wersja miary PMI – Specific Correlation.</text:p>
            <text:p text:style-name="P43"><draw:frame draw:style-name="fr2" draw:name="Object2" text:anchor-type="as-char" svg:y="-0.66cm" svg:width="5.339cm" svg:height="1.707cm" draw:z-index="1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1">W Specific Correlation</text:p>
            <text:p text:style-name="Code_20_Listing"><text:span text:style-name="T32">-</text:span><text:span text:style-name="T40">r wsc()</text:span></text:p>
          </table:table-cell>
          <table:table-cell table:style-name="Table3.B2" office:value-type="string">
            <text:p text:style-name="P42"><draw:frame draw:style-name="fr2" draw:name="Object3" text:anchor-type="as-char" svg:y="-0.66cm" svg:width="7.964cm" svg:height="1.707cm" draw:z-index="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4">Mutual Dependency</text:p>
            <text:p text:style-name="Code_20_Listing">-r smd()</text:p>
          </table:table-cell>
          <table:table-cell table:style-name="Table3.B2" office:value-type="string">
            <text:p text:style-name="P45">Uogólniona wersja miary MD – Specific Mutual Dependency.</text:p>
            <text:p text:style-name="P45"><draw:frame draw:style-name="fr2" draw:name="Object4" text:anchor-type="as-char" svg:y="-0.711cm" svg:width="5.87cm" svg:height="1.759cm" draw:z-index="1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6">Frequency Biased Mutual Dependency</text:p>
            <text:p text:style-name="Code_20_Listing">-r sfbmd()</text:p>
          </table:table-cell>
          <table:table-cell table:style-name="Table3.B2" office:value-type="string">
            <text:p text:style-name="P48">Uogólniona wersja miary FBMD – Specific Frequency Biased Mutual Dependency.</text:p>
            <text:p text:style-name="P48"><draw:frame draw:style-name="fr2" draw:name="Object5" text:anchor-type="as-char" svg:y="-0.711cm" svg:width="6.389cm" svg:height="1.759cm" draw:z-index="1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6">Specific Exponential Correlation</text:p>
            <text:p text:style-name="Code_20_Listing">-r sec(e=4.1)</text:p>
          </table:table-cell>
          <table:table-cell table:style-name="Table3.B2" office:value-type="string">
            <text:p text:style-name="P47"><draw:frame draw:style-name="fr2" draw:name="Object6" text:anchor-type="as-char" svg:y="-0.711cm" svg:width="5.72cm" svg:height="1.759cm" draw:z-index="1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9">W Specific Exponential Correlation</text:p>
            <text:p text:style-name="Code_20_Listing">-r wsec(e=1.1)</text:p>
          </table:table-cell>
          <table:table-cell table:style-name="Table3.B2" office:value-type="string">
            <text:p text:style-name="P47"><draw:frame draw:style-name="fr2" draw:name="Object7" text:anchor-type="as-char" svg:y="-0.711cm" svg:width="8.4cm" svg:height="1.759cm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9">Mutual Expectation</text:p>
            <text:p text:style-name="Code_20_Listing">-r me()</text:p>
          </table:table-cell>
          <table:table-cell table:style-name="Table3.B2" office:value-type="string">
            <text:p text:style-name="P47"><draw:frame draw:style-name="fr2" draw:name="Object8" text:anchor-type="as-char" svg:y="-0.66cm" svg:width="7.982cm" svg:height="1.709cm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49">Loglikelihood</text:p>
            <text:p text:style-name="Code_20_Listing">-r g2()</text:p>
          </table:table-cell>
          <table:table-cell table:style-name="Table3.B2" office:value-type="string">
            <text:p text:style-name="P50">Funkcja opiera się o iterację po tablicy wielodzielnej (contingency table) utworzonej dla krotki<draw:frame draw:style-name="fr2" draw:name="Object9" text:anchor-type="as-char" svg:y="-0.377cm" svg:width="1.833cm" svg:height="0.467cm" draw:z-index="4"><draw:object xlink:href="./Object 9" xlink:type="simple" xlink:show="embed" xlink:actuate="onLoad"/><draw:image xlink:href="./ObjectReplacements/Object 9" xlink:type="simple" xlink:show="embed" xlink:actuate="onLoad"/></draw:frame>.</text:p>
            <text:p text:style-name="P50"><draw:frame draw:style-name="fr2" draw:name="Object10" text:anchor-type="as-char" svg:y="-0.713cm" svg:width="11.075cm" svg:height="1.162cm" draw:z-index="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1">Pearson's Chi2</text:p>
            <text:p text:style-name="Code_20_Listing">-<text:span text:style-name="T45">r px2()</text:span></text:p>
          </table:table-cell>
          <table:table-cell table:style-name="Table3.B2" office:value-type="string">
            <text:p text:style-name="P51">Funkcja opiera się o<text:span text:style-name="T49"> </text:span>iterację po tablicy wielodzielnej (contingency table) utworzonej dla krotki<draw:frame draw:style-name="fr2" draw:name="Object11" text:anchor-type="as-char" svg:y="-0.377cm" svg:width="1.833cm" svg:height="0.467cm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<text:p text:style-name="P51"><draw:frame draw:style-name="fr2" draw:name="Object12" text:anchor-type="as-char" svg:y="-1.291cm" svg:width="10.162cm" svg:height="1.743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1">W Pearson's Chi2</text:p>
            <text:p text:style-name="Code_20_Listing">-<text:span text:style-name="T45">r wx2()</text:span></text:p>
          </table:table-cell>
          <table:table-cell table:style-name="Table3.B2" office:value-type="string">
            <text:p text:style-name="P51">Funkcja opiera się o<text:span text:style-name="T49"> </text:span>iterację po tablicy wielodzielnej (contingency table) utworzonej dla krotki<draw:frame draw:style-name="fr2" draw:name="Object13" text:anchor-type="as-char" svg:y="-0.377cm" svg:width="1.833cm" svg:height="0.467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51"><draw:frame draw:style-name="fr2" draw:name="Object14" text:anchor-type="as-char" svg:y="-2.254cm" svg:width="11.372cm" svg:height="4.42cm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2">T-Score</text:p>
            <text:p text:style-name="P14">-<text:span text:style-name="T46">r tscore()</text:span></text:p>
          </table:table-cell>
          <table:table-cell table:style-name="Table3.B2" office:value-type="string">
            <text:p text:style-name="P51"><draw:frame draw:style-name="fr2" draw:name="Object15" text:anchor-type="as-char" svg:y="-0.66cm" svg:width="9.629cm" svg:height="1.812cm" draw:z-index="1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3">Z-Score</text:p>
            <text:p text:style-name="P15">-<text:span text:style-name="T47">r zscore()</text:span></text:p>
          </table:table-cell>
          <table:table-cell table:style-name="Table3.B2" office:value-type="string">
            <text:p text:style-name="P51"><draw:frame draw:style-name="fr2" draw:name="Object16" text:anchor-type="as-char" svg:y="-0.66cm" svg:width="9.71cm" svg:height="1.812cm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4">Jaccard</text:p>
            <text:p text:style-name="P16">-<text:span text:style-name="T48">r jaccard()</text:span></text:p>
          </table:table-cell>
          <table:table-cell table:style-name="Table3.B2" office:value-type="string">
            <text:p text:style-name="P51"><draw:frame draw:style-name="fr2" draw:name="Object17" text:anchor-type="as-char" svg:y="-0.66cm" svg:width="6.819cm" svg:height="1.076cm" draw:z-index="2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4">Dice</text:p>
            <text:p text:style-name="P16">-<text:span text:style-name="T48">r dice()</text:span></text:p>
          </table:table-cell>
          <table:table-cell table:style-name="Table3.B2" office:value-type="string">
            <text:p text:style-name="P51"><draw:frame draw:style-name="fr2" draw:name="Object18" text:anchor-type="as-char" svg:y="-0.66cm" svg:width="6.893cm" svg:height="1.709cm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5">Odds Ratio</text:p>
            <text:p text:style-name="P17">-<text:span text:style-name="T49">r or()</text:span></text:p>
          </table:table-cell>
          <table:table-cell table:style-name="Table3.B2" office:value-type="string">
            <text:p text:style-name="P55">Funkcja opiera się o iterację po tablicy wielodzielnej (contingency table) utworzonej dla krotki<draw:frame draw:style-name="fr2" draw:name="Object19" text:anchor-type="as-char" svg:y="-0.377cm" svg:width="1.836cm" svg:height="0.469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    <text:p text:style-name="P55"><draw:frame draw:style-name="fr2" draw:name="Object20" text:anchor-type="as-char" svg:y="-0.66cm" svg:width="7.643cm" svg:height="1.707cm" draw:z-index="2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5">Unigram Subtuples</text:p>
            <text:p text:style-name="P17">-<text:span text:style-name="T49">r us()</text:span></text:p>
          </table:table-cell>
          <table:table-cell table:style-name="Table3.B2" office:value-type="string">
            <text:p text:style-name="P55">Funkcja opiera się o iterację po tablicy wielodzielnej (contingency table) utworzonej dla krotki<draw:frame draw:style-name="fr2" draw:name="Object21" text:anchor-type="as-char" svg:y="-0.377cm" svg:width="1.836cm" svg:height="0.469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  <text:p text:style-name="P55"><draw:frame draw:style-name="fr2" draw:name="Object22" text:anchor-type="as-char" svg:y="-0.967cm" svg:width="8.929cm" svg:height="1.79cm" draw:z-index="2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6">Sorgenfrei</text:p>
            <text:p text:style-name="P18"><text:soft-page-break/>-<text:span text:style-name="T50">r sorgenfrei()</text:span></text:p>
          </table:table-cell>
          <table:table-cell table:style-name="Table3.B2" office:value-type="string">
            <text:p text:style-name="P56">Funkcja opiera się o<text:span text:style-name="T52"> </text:span>iterację po tablicy wielodzielnej (contingency table) utworzonej dla krotki<draw:frame draw:style-name="fr2" draw:name="Object23" text:anchor-type="as-char" svg:y="-0.377cm" svg:width="1.836cm" svg:height="0.46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    <text:p text:style-name="P56"><text:soft-page-break/><draw:frame draw:style-name="fr2" draw:name="Object24" text:anchor-type="as-char" svg:y="-0.711cm" svg:width="10.733cm" svg:height="1.759cm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7">Consonni T1</text:p>
            <text:p text:style-name="P19">-<text:span text:style-name="T51">r ct1()</text:span></text:p>
          </table:table-cell>
          <table:table-cell table:style-name="Table3.B2" office:value-type="string">
            <text:p text:style-name="P56"><draw:frame draw:style-name="fr2" draw:name="Object25" text:anchor-type="as-char" svg:y="-0.661cm" svg:width="9.289cm" svg:height="1.08cm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7">Consonni T2</text:p>
            <text:p text:style-name="P19">-<text:span text:style-name="T51">r ct2()</text:span></text:p>
          </table:table-cell>
          <table:table-cell table:style-name="Table3.B2" office:value-type="string">
            <text:p text:style-name="P56"><draw:frame draw:style-name="fr2" draw:name="Object26" text:anchor-type="as-char" svg:y="-1.408cm" svg:width="9.925cm" svg:height="1.826cm" draw:z-index="3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7">Expected Frequency</text:p>
            <text:p text:style-name="P19">-<text:span text:style-name="T51">r ef()</text:span></text:p>
          </table:table-cell>
          <table:table-cell table:style-name="Table3.B2" office:value-type="string">
            <text:p text:style-name="P57">Funkcja opiera się o<text:span text:style-name="T52"> </text:span>iterację po tablicy wielodzielnej (contingency table) utworzonej dla krotki<draw:frame draw:style-name="fr2" draw:name="Object27" text:anchor-type="as-char" svg:y="-0.377cm" svg:width="1.836cm" svg:height="0.469cm" draw:z-index="8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    <text:p text:style-name="P57"><draw:frame draw:style-name="fr2" draw:name="Object28" text:anchor-type="as-char" svg:y="-1.291cm" svg:width="7.047cm" svg:height="1.67cm" draw:z-index="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7">Inversed Expected Frequency</text:p>
            <text:p text:style-name="P19">-<text:span text:style-name="T51">r ief()</text:span></text:p>
          </table:table-cell>
          <table:table-cell table:style-name="Table3.B2" office:value-type="string">
            <text:p text:style-name="P57"><draw:frame draw:style-name="fr2" draw:name="Object29" text:anchor-type="as-char" svg:y="-0.621cm" svg:width="5.733cm" svg:height="1.041cm" draw:z-index="1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8">W Order</text:p>
            <text:p text:style-name="P20">-<text:span text:style-name="T52">r wo()</text:span></text:p>
          </table:table-cell>
          <table:table-cell table:style-name="Table3.B2" office:value-type="string">
            <text:p text:style-name="P58">Miara bada rozkład częstości szyków kandydatów na kolokacje.</text:p>
            <text:p text:style-name="P58"><draw:frame draw:style-name="fr2" draw:name="Object30" text:anchor-type="as-char" svg:y="-0.621cm" svg:width="9.227cm" svg:height="1.759cm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8">W Term Frequency Order</text:p>
            <text:p text:style-name="P20">-<text:span text:style-name="T52">r wtfo()</text:span></text:p>
          </table:table-cell>
          <table:table-cell table:style-name="Table3.B2" office:value-type="string">
            <text:p text:style-name="P58">Miara bada rozkład częstości szyków kandydatów na kolokacje. Rozszerzenie miary W Order, brany pod uwagę jest nie tylko rozkład częstości, a także jej wartość.</text:p>
            <text:p text:style-name="P58"><draw:frame draw:style-name="fr2" draw:name="Object31" text:anchor-type="as-char" svg:y="-0.386cm" svg:width="8.712cm" svg:height="0.506cm" draw:z-index="2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8">Vector Association Measure</text:p>
            <text:p text:style-name="P20">-<text:span text:style-name="T52">r </text:span><text:span text:style-name="T53">"</text:span><text:span text:style-name="T52">vam(wsc(), sfbmd(), me(), tscore(), g2(), jaccard(), sorgenfrei(), us(), sec(e=3.8), wsec(e=1.15), wo(), wtfo(), ct1(), ct2())</text:span><text:span text:style-name="T53">" -a</text:span><text:span text:style-name="T54"> </text:span><text:span text:style-name="T53">" max_sum(score= borda_score(), -0.38,-0.8, 0.44, 0.52, 0.32, -0.5, 0.84, 0.96, 0.72, 0.12, 0.02, 0.36, 0.24, -0.16)"</text:span></text:p>
          </table:table-cell>
          <table:table-cell table:style-name="Table3.B2" office:value-type="string">
            <text:p text:style-name="P59">Kombinacja 14 miar generujących rankingi, każda z nich została wykorzystana z przypisaną do siebie wagą wyznaczoną za pomocą algorytmu ewolucyjnego. Wykorzystywanym agregatorem jest funkcja maksymalnej sumy – suma ważona wyników poszczególnych miar. Wykorzystano następujące funkcje z określonymi wagami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8">Nazwa miary</text:p>
                </table:table-cell>
                <table:table-cell table:style-name="Table4.B1" office:value-type="string">
                  <text:p text:style-name="P68">Waga</text:p>
                </table:table-cell>
              </table:table-row>
              <table:table-row>
                <table:table-cell table:style-name="Table4.A2" office:value-type="string">
                  <text:p text:style-name="P59">W Specific Correlation</text:p>
                </table:table-cell>
                <table:table-cell table:style-name="Table4.B2" office:value-type="string">
                  <text:p text:style-name="P59">-0.38</text:p>
                </table:table-cell>
              </table:table-row>
              <table:table-row>
                <table:table-cell table:style-name="Table4.A2" office:value-type="string">
                  <text:p text:style-name="P59">Specific Frequency Biased Mutual Dependency</text:p>
                </table:table-cell>
                <table:table-cell table:style-name="Table4.B2" office:value-type="string">
                  <text:p text:style-name="P59">-0.8</text:p>
                </table:table-cell>
              </table:table-row>
              <table:table-row>
                <table:table-cell table:style-name="Table4.A2" office:value-type="string">
                  <text:p text:style-name="P59">Mutual Expectation</text:p>
                </table:table-cell>
                <table:table-cell table:style-name="Table4.B2" office:value-type="string">
                  <text:p text:style-name="P59">0.44</text:p>
                </table:table-cell>
              </table:table-row>
              <table:table-row>
                <table:table-cell table:style-name="Table4.A2" office:value-type="string">
                  <text:p text:style-name="P59">T-Score</text:p>
                </table:table-cell>
                <table:table-cell table:style-name="Table4.B2" office:value-type="string">
                  <text:p text:style-name="P59">0.52</text:p>
                </table:table-cell>
              </table:table-row>
              <table:table-row>
                <table:table-cell table:style-name="Table4.A2" office:value-type="string">
                  <text:p text:style-name="P60">Loglikelihood</text:p>
                </table:table-cell>
                <table:table-cell table:style-name="Table4.B2" office:value-type="string">
                  <text:p text:style-name="P60">0.32</text:p>
                </table:table-cell>
              </table:table-row>
              <table:table-row>
                <table:table-cell table:style-name="Table4.A2" office:value-type="string">
                  <text:p text:style-name="P60">Jaccard</text:p>
                </table:table-cell>
                <table:table-cell table:style-name="Table4.B2" office:value-type="string">
                  <text:p text:style-name="P60">-0.5</text:p>
                </table:table-cell>
              </table:table-row>
              <table:table-row>
                <table:table-cell table:style-name="Table4.A2" office:value-type="string">
                  <text:p text:style-name="P60">Sorgenfrei</text:p>
                </table:table-cell>
                <table:table-cell table:style-name="Table4.B2" office:value-type="string">
                  <text:p text:style-name="P60">0.84</text:p>
                </table:table-cell>
              </table:table-row>
              <table:table-row>
                <table:table-cell table:style-name="Table4.A2" office:value-type="string">
                  <text:p text:style-name="P60">Unigram Subtuples</text:p>
                </table:table-cell>
                <table:table-cell table:style-name="Table4.B2" office:value-type="string">
                  <text:p text:style-name="P60">0.96</text:p>
                </table:table-cell>
              </table:table-row>
              <table:table-row>
                <table:table-cell table:style-name="Table4.A2" office:value-type="string">
                  <text:p text:style-name="P60"><text:soft-page-break/>Specific Exponentail Correlation (e=3.8)</text:p>
                </table:table-cell>
                <table:table-cell table:style-name="Table4.B2" office:value-type="string">
                  <text:p text:style-name="P60">0.72</text:p>
                </table:table-cell>
              </table:table-row>
              <table:table-row>
                <table:table-cell table:style-name="Table4.A2" office:value-type="string">
                  <text:p text:style-name="P60">W Specific Exponential Correlation (e=1.15)</text:p>
                </table:table-cell>
                <table:table-cell table:style-name="Table4.B2" office:value-type="string">
                  <text:p text:style-name="P60">0.12</text:p>
                </table:table-cell>
              </table:table-row>
              <table:table-row>
                <table:table-cell table:style-name="Table4.A2" office:value-type="string">
                  <text:p text:style-name="P60">W Order</text:p>
                </table:table-cell>
                <table:table-cell table:style-name="Table4.B2" office:value-type="string">
                  <text:p text:style-name="P60">0.02</text:p>
                </table:table-cell>
              </table:table-row>
              <table:table-row>
                <table:table-cell table:style-name="Table4.A2" office:value-type="string">
                  <text:p text:style-name="P60">W Term Frequency Order</text:p>
                </table:table-cell>
                <table:table-cell table:style-name="Table4.B2" office:value-type="string">
                  <text:p text:style-name="P60">0.36</text:p>
                </table:table-cell>
              </table:table-row>
              <table:table-row>
                <table:table-cell table:style-name="Table4.A2" office:value-type="string">
                  <text:p text:style-name="P60">Consonni T1</text:p>
                </table:table-cell>
                <table:table-cell table:style-name="Table4.B2" office:value-type="string">
                  <text:p text:style-name="P60">0.24</text:p>
                </table:table-cell>
              </table:table-row>
              <table:table-row>
                <table:table-cell table:style-name="Table4.A2" office:value-type="string">
                  <text:p text:style-name="P60">Consonni T2</text:p>
                </table:table-cell>
                <table:table-cell table:style-name="Table4.B2" office:value-type="string">
                  <text:p text:style-name="P60">-0.16</text:p>
                </table:table-cell>
              </table:table-row>
            </table:table>
            <text:p text:style-name="P59"/>
          </table:table-cell>
        </table:table-row>
        <table:table-row>
          <table:table-cell table:style-name="Table3.A2" office:value-type="string">
            <text:p text:style-name="P61">Multilayer Perceptron</text:p>
            <text:p text:style-name="P21">-<text:span text:style-name="T55">r </text:span><text:span text:style-name="T54">"</text:span><text:span text:style-name="T55">mlp(model=</text:span></text:p>
            <text:p text:style-name="P21"><text:span text:style-name="T65">mlp_model.txt)</text:span><text:span text:style-name="T54">" </text:span><text:span text:style-name="T55">-f </text:span><text:span text:style-name="T54">" </text:span><text:span text:style-name="T55">vam(wsc(), sfbmd(), me(), tscore(), g2(), jaccard(), sorgenfrei(), us(), sec(e=3.8), wsec(e=1.15), wo(), wtfo(), ct1(), ct2())</text:span><text:span text:style-name="T54">" -p " normalization( -0.000113472, 0.0172224, -63.3211, -6, 1.76302e-14, 0.00116278, -4857.71, 387.906, -1.38093e-08, 1.94893e+06, 4.42166e-07, 0.333333,<text:line-break/>1.33549e-28, 0.25, -48.7993,13.3291, -83.7851, -15.3503, -0.000335203, 0.0133202, 1, 6.83304e+33, 1, 1.65093e+38, -0.0497013, -3.98724e-08, 0.170691, 0.938039)"</text:span></text:p>
          </table:table-cell>
          <table:table-cell table:style-name="Table3.B2" office:value-type="string">
            <text:p text:style-name="P63">Perceptron wielowarstwowy składający się z trzech warstw, w pełni połączona i uczona propagacją wsteczną. Wejściowa zbudowana jest z 15 neuronów, 14 dla cech i jednego neuronu typu biased. Druga z 6 (w tym 1 bias) oraz jednego wyjściowego. Sieć wykorzystuje momentum o wartości 0.5, a jej współczynnik uczenia to 0.01. Istotnym aspektem działania tej sieci jest pewna normalizacja wartości cech – wykorzystana została klasyczna normalizacja.</text:p>
            <text:p text:style-name="P71">Uwaga:<text:span text:style-name="T1"> W argumencie </text:span><text:span text:style-name="T34">-r "mlp(model=</text:span><text:span text:style-name="T37">mlp_</text:span><text:span text:style-name="T34">model.txt)" </text:span><text:span text:style-name="T18">należy zastąpić </text:span><text:span text:style-name="T24">mlp_</text:span><text:span text:style-name="T35">model.txt</text:span><text:span text:style-name="T18"> ścieżką do pliku o tej nazwie, znajdującym się w paczce.</text:span></text:p>
            <text:p text:style-name="P63">Poniższa tabela prezentuje cechy oraz minimalne i<text:span text:style-name="T57"> </text:span>maksymalne wartości dla każdej z<text:span text:style-name="T57"> </text:span>cech jakie zostały pozyskane podczas uczenia sieci (wartości wykorzystywane podczas normalizacji):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69">Nazwa</text:p>
                </table:table-cell>
                <table:table-cell table:style-name="Table5.A1" office:value-type="string">
                  <text:p text:style-name="P69">Min</text:p>
                </table:table-cell>
                <table:table-cell table:style-name="Table5.C1" office:value-type="string">
                  <text:p text:style-name="P69">Max</text:p>
                </table:table-cell>
              </table:table-row>
              <table:table-row>
                <table:table-cell table:style-name="Table5.A2" office:value-type="string">
                  <text:p text:style-name="P62">W Specific Correlation</text:p>
                </table:table-cell>
                <table:table-cell table:style-name="Table5.A2" office:value-type="string">
                  <text:p text:style-name="P62">-0.000113</text:p>
                </table:table-cell>
                <table:table-cell table:style-name="Table5.C2" office:value-type="string">
                  <text:p text:style-name="P62">0.0172</text:p>
                </table:table-cell>
              </table:table-row>
              <table:table-row>
                <table:table-cell table:style-name="Table5.A2" office:value-type="string">
                  <text:p text:style-name="P64">Specific Frequency Biased Mutual Dependency</text:p>
                </table:table-cell>
                <table:table-cell table:style-name="Table5.A2" office:value-type="string">
                  <text:p text:style-name="P64">-63.3</text:p>
                </table:table-cell>
                <table:table-cell table:style-name="Table5.C2" office:value-type="string">
                  <text:p text:style-name="P62">-<text:span text:style-name="T56">6</text:span></text:p>
                </table:table-cell>
              </table:table-row>
              <table:table-row>
                <table:table-cell table:style-name="Table5.A2" office:value-type="string">
                  <text:p text:style-name="P65">Mutual Expectation</text:p>
                </table:table-cell>
                <table:table-cell table:style-name="Table5.A2" office:value-type="string">
                  <text:p text:style-name="P65">1.76e-14</text:p>
                </table:table-cell>
                <table:table-cell table:style-name="Table5.C2" office:value-type="string">
                  <text:p text:style-name="P65">0.00116</text:p>
                </table:table-cell>
              </table:table-row>
              <table:table-row>
                <table:table-cell table:style-name="Table5.A2" office:value-type="string">
                  <text:p text:style-name="P65">T-Score</text:p>
                </table:table-cell>
                <table:table-cell table:style-name="Table5.A2" office:value-type="string">
                  <text:p text:style-name="P65">-4857.7</text:p>
                </table:table-cell>
                <table:table-cell table:style-name="Table5.C2" office:value-type="string">
                  <text:p text:style-name="P65">387.9</text:p>
                </table:table-cell>
              </table:table-row>
              <table:table-row>
                <table:table-cell table:style-name="Table5.A2" office:value-type="string">
                  <text:p text:style-name="P65">Loglikelihood</text:p>
                </table:table-cell>
                <table:table-cell table:style-name="Table5.A2" office:value-type="string">
                  <text:p text:style-name="P65">-1.38e-08</text:p>
                </table:table-cell>
                <table:table-cell table:style-name="Table5.C2" office:value-type="string">
                  <text:p text:style-name="P65">1.95e+06</text:p>
                </table:table-cell>
              </table:table-row>
              <table:table-row>
                <table:table-cell table:style-name="Table5.A2" office:value-type="string">
                  <text:p text:style-name="P65">Jaccard</text:p>
                </table:table-cell>
                <table:table-cell table:style-name="Table5.A2" office:value-type="string">
                  <text:p text:style-name="P65">4.42e-07</text:p>
                </table:table-cell>
                <table:table-cell table:style-name="Table5.C2" office:value-type="string">
                  <text:p text:style-name="P65">0.333</text:p>
                </table:table-cell>
              </table:table-row>
              <table:table-row>
                <table:table-cell table:style-name="Table5.A2" office:value-type="string">
                  <text:p text:style-name="P65">Sorgenfrei</text:p>
                </table:table-cell>
                <table:table-cell table:style-name="Table5.A2" office:value-type="string">
                  <text:p text:style-name="P65">1.34e-28</text:p>
                </table:table-cell>
                <table:table-cell table:style-name="Table5.C2" office:value-type="string">
                  <text:p text:style-name="P65">0.25</text:p>
                </table:table-cell>
              </table:table-row>
              <table:table-row>
                <table:table-cell table:style-name="Table5.A2" office:value-type="string">
                  <text:p text:style-name="P65">Unigram Subtuples</text:p>
                </table:table-cell>
                <table:table-cell table:style-name="Table5.A2" office:value-type="string">
                  <text:p text:style-name="P65">-48.8</text:p>
                </table:table-cell>
                <table:table-cell table:style-name="Table5.C2" office:value-type="string">
                  <text:p text:style-name="P65">13.3</text:p>
                </table:table-cell>
              </table:table-row>
              <table:table-row>
                <table:table-cell table:style-name="Table5.A2" office:value-type="string">
                  <text:p text:style-name="P65">Specific Exponentail Correlation (e=3.8)</text:p>
                </table:table-cell>
                <table:table-cell table:style-name="Table5.A2" office:value-type="string">
                  <text:p text:style-name="P65">-83.8</text:p>
                </table:table-cell>
                <table:table-cell table:style-name="Table5.C2" office:value-type="string">
                  <text:p text:style-name="P65">15.4</text:p>
                </table:table-cell>
              </table:table-row>
              <table:table-row>
                <table:table-cell table:style-name="Table5.A2" office:value-type="string">
                  <text:p text:style-name="P65">W Specific Exponential Correlation (e=1.15)</text:p>
                </table:table-cell>
                <table:table-cell table:style-name="Table5.A2" office:value-type="string">
                  <text:p text:style-name="P65">-0.000335</text:p>
                </table:table-cell>
                <table:table-cell table:style-name="Table5.C2" office:value-type="string">
                  <text:p text:style-name="P65">0.0133</text:p>
                </table:table-cell>
              </table:table-row>
              <table:table-row>
                <table:table-cell table:style-name="Table5.A2" office:value-type="string">
                  <text:p text:style-name="P65"><text:soft-page-break/>W Order</text:p>
                </table:table-cell>
                <table:table-cell table:style-name="Table5.A2" office:value-type="string">
                  <text:p text:style-name="P65">1</text:p>
                </table:table-cell>
                <table:table-cell table:style-name="Table5.C2" office:value-type="string">
                  <text:p text:style-name="P65">6.83e+33</text:p>
                </table:table-cell>
              </table:table-row>
              <table:table-row>
                <table:table-cell table:style-name="Table5.A2" office:value-type="string">
                  <text:p text:style-name="P65">W Term Frequency Order</text:p>
                </table:table-cell>
                <table:table-cell table:style-name="Table5.A2" office:value-type="string">
                  <text:p text:style-name="P65">1</text:p>
                </table:table-cell>
                <table:table-cell table:style-name="Table5.C2" office:value-type="string">
                  <text:p text:style-name="P65">1.65e+38</text:p>
                </table:table-cell>
              </table:table-row>
              <table:table-row>
                <table:table-cell table:style-name="Table5.A2" office:value-type="string">
                  <text:p text:style-name="P65">Consonni T1</text:p>
                </table:table-cell>
                <table:table-cell table:style-name="Table5.A2" office:value-type="string">
                  <text:p text:style-name="P65">-0.0497</text:p>
                </table:table-cell>
                <table:table-cell table:style-name="Table5.C2" office:value-type="string">
                  <text:p text:style-name="P65">-3.99e-08</text:p>
                </table:table-cell>
              </table:table-row>
              <table:table-row>
                <table:table-cell table:style-name="Table5.A2" office:value-type="string">
                  <text:p text:style-name="P65">Consonni T2</text:p>
                </table:table-cell>
                <table:table-cell table:style-name="Table5.A2" office:value-type="string">
                  <text:p text:style-name="P65">0.171</text:p>
                </table:table-cell>
                <table:table-cell table:style-name="Table5.C2" office:value-type="string">
                  <text:p text:style-name="P65">0.938</text:p>
                </table:table-cell>
              </table:table-row>
            </table:table>
            <text:p text:style-name="P62"/>
          </table:table-cell>
        </table:table-row>
      </table:table>
      <text:h text:style-name="P82" text:outline-level="1"><text:bookmark-start text:name="__RefHeading___Toc1226_1292012703"/>Format <text:span text:style-name="T61">wyjściowy</text:span><text:bookmark-end text:name="__RefHeading___Toc1226_1292012703"/></text:h>
      <text:p text:style-name="P9">Wyniki ekstrakcji są zapisywane w formacie TSV (Tab Separated Values).</text:p>
      <text:p text:style-name="P10">Pierwszy wiersz zawiera <text:span text:style-name="T61">tekstową</text:span> reprezentację <text:span text:style-name="T61">użytej metody ekstrakcji (podobną do wartości argumentu </text:span><text:span text:style-name="T39">-r</text:span><text:span text:style-name="T26">). Drugi wiersz zawiera liczbę rekordów, które następują od trzeciego wiersza do końca pliku. </text:span><text:span text:style-name="T28">Pola</text:span><text:span text:style-name="T26"> rekordów, rozdzielone tabulatorami, mają następujące znaczenia, w kolejności od lewej do prawej:</text:span></text:p>
      <text:list xml:id="list3583000605149531612" text:style-name="L2">
        <text:list-item>
          <text:p text:style-name="P74"><text:span text:style-name="T26">W</text:span><text:span text:style-name="T9">ynik rankingowy. </text:span><text:span text:style-name="T27">Im wyższy, tym lepsza jest ocena danej kolokacji. Rekordy są posortowane malejąco według tej wartości.</text:span></text:p>
        </text:list-item>
        <text:list-item>
          <text:p text:style-name="P75"><text:span text:style-name="T27">G</text:span><text:span text:style-name="T9">rupa relacji. Stosowany wewnętrznie identyfikator, który nie ma znaczenia dla użytkownika.</text:span></text:p>
        </text:list-item>
        <text:list-item>
          <text:p text:style-name="P75"><text:span text:style-name="T9">Nazwa relacji. Odpowiada nazwom wymienionym w tabeli w sekcji </text:span><text:span text:style-name="T9"><text:bookmark-ref text:reference-format="text" text:ref-name="__RefHeading___Toc1249_758401326">Typy relacji</text:bookmark-ref></text:span><text:span text:style-name="T9">.</text:span></text:p>
        </text:list-item>
        <text:list-item>
          <text:p text:style-name="P75"><text:span text:style-name="T9">Ile wyraz</text:span><text:span text:style-name="T28">ów wchodzi w relację.</text:span></text:p>
        </text:list-item>
      </text:list>
      <text:p text:style-name="P11"><text:span text:style-name="T9">Następne są pola zawierające kolejne wyrazy wchodzące w skład kolokacji. Jest ich tyle, ile wskazuje wartość pola 4. </text:span><text:span text:style-name="T29">Każda pole ma format „</text:span><text:span text:style-name="T44">część_mowy:forma_bazowa_słowa</text:span><text:span text:style-name="T29">”.</text:span></text:p>
      <text:p text:style-name="P12"><text:span text:style-name="T29">Reszta pól to lista napotkanych w korpusie form kolokacji. Każde pole ma format „</text:span><text:span text:style-name="T44">liczba_wystąpień_formy</text:span><text:span text:style-name="T32">˽</text:span><text:span text:style-name="T44">napotkana_forma</text:span><text:span text:style-name="T29">”. Te pola są posortowane malejąco według liczby wystąpień.</text:span></text:p>
      <text:h text:style-name="P83" text:outline-level="1">Przykład</text:h>
      <text:p text:style-name="P8">Wydobycia kolokacji <text:span text:style-name="T58">rzeczownika i przymiotnika, oraz gerundium i kublika,</text:span> z korpusu w formacie CCL, <text:span text:style-name="T58">metodą Vector Association Measure</text:span> <text:span text:style-name="T58">z funkcją dyspersji dyspersji TF-IDF.</text:span></text:p>
      <text:p text:style-name="P22">$ WebTool -<text:span text:style-name="T60">I korpus_lista.txt -R ccl -K wynik.tsv -d 'tfidf()' \<text:line-break/>-W </text:span><text:span text:style-name="T41">2_2_agr_subst_adj.ccl -</text:span><text:span text:style-name="T42">W </text:span><text:span text:style-name="T43">2_5_all_ger_qub.ccl </text:span><text:span text:style-name="T42">\<text:line-break/>-r 'vam(wsc(), sfbmd(),me(),tscore(),g2(),jaccard(),sorgenfrei(),us(),sec(e=3.8),wsec(e=1.15),wo(),wtfo(),ct1(),ct2())' \<text:line-break/>-a '</text:span><text:bookmark-start text:name="__DdeLink__1125_1616076066"/><text:span text:style-name="T42">max_sum(score=borda_score(),-0.38,-0.8,0.44,0.52,0.32,-0.5, 0.84,0.96,0.72,0.12,0.02,0.36,0.24,-0.16)</text:span><text:bookmark-end text:name="__DdeLink__1125_1616076066"/><text:span text:style-name="T42">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de_20_Listing" style:display-name="Code Listing" style:family="paragraph" style:parent-style-name="Standard" style:master-page-name="">
      <loext:graphic-properties draw:fill="none" draw:fill-color="#729fcf"/>
      <style:paragraph-properties fo:margin-top="0.199cm" fo:margin-bottom="0.25cm" loext:contextual-spacing="true" style:page-number="auto" fo:background-color="transparent" fo:padding="0.051cm" fo:border="0.06pt solid #000000" style:shadow="none">
        <style:tab-stops/>
      </style:paragraph-properties>
      <style:text-properties style:font-name="Liberation Mono" fo:font-family="'Liberation Mono'" style:font-style-name="Regular" style:font-family-generic="modern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1:37:34.153421953</meta:creation-date>
    <dc:date>2015-11-06T15:19:33.512451356</dc:date>
    <meta:editing-duration>PT6H58M1S</meta:editing-duration>
    <meta:editing-cycles>57</meta:editing-cycles>
    <meta:generator>LibreOffice/5.0.3.1$Linux_X86_64 LibreOffice_project/00$Build-1</meta:generator>
    <meta:document-statistic meta:table-count="5" meta:image-count="0" meta:object-count="31" meta:page-count="11" meta:paragraph-count="316" meta:word-count="2004" meta:character-count="15360" meta:non-whitespace-character-count="13651"/>
  </office:meta>
</office:document-meta>
</file>

<file path=Object 1/content.xml><?xml version="1.0" encoding="utf-8"?>
<math xmlns="http://www.w3.org/1998/Math/MathML" display="block">
  <semantics>
    <mrow>
      <mtext>F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text>częstość_krotki</mtext>
      </mrow>
      <mrow>
        <mo fence="true" stretchy="false">(</mo>
        <mrow>
          <mrow>
            <mi>a</mi>
            <mi>,</mi>
            <mi>b</mi>
            <mi>,</mi>
            <mo stretchy="false">…</mo>
            <mi>,</mi>
            <mi>n</mi>
          </mrow>
        </mrow>
        <mo fence="true" stretchy="false">)</mo>
      </mrow>
    </mrow>
    <annotation encoding="StarMath 5.0">"F"(a, b, dotslow, n) = "częstość_krotki"(a, b, dotslow, n)</annotation>
  </semantics>
</math>
</file>

<file path=Object 10/content.xml><?xml version="1.0" encoding="utf-8"?>
<math xmlns="http://www.w3.org/1998/Math/MathML" display="block">
  <semantics>
    <mrow>
      <msup>
        <mtext>G</mtext>
        <mn>2</mn>
      </msup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j</mi>
        </munderover>
        <mtext>F</mtext>
      </mrow>
      <mrow>
        <mo fence="true" stretchy="false">(</mo>
        <mrow>
          <mrow>
            <msub>
              <mtext>T</mtext>
              <mi>i</mi>
            </msub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  <mfrac>
        <mrow>
          <msub>
            <mi>log</mi>
            <mn>2</mn>
          </msub>
          <mrow>
            <mo fence="true" stretchy="false">(</mo>
            <mrow>
              <mrow>
                <mtext>F</mtext>
                <mrow>
                  <mo fence="true" stretchy="false">(</mo>
                  <mrow>
                    <mrow>
                      <msub>
                        <mtext>T</mtext>
                        <mi>i</mi>
                      </msub>
                      <mrow>
                        <mo fence="true" stretchy="false">(</mo>
                        <mrow>
                          <mrow>
                            <mi>a</mi>
                            <mi>,</mi>
                            <mi>b</mi>
                            <mi>,</mi>
                            <mo stretchy="false">…</mo>
                            <mi>,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ver accent="true">
            <mtext>F</mtext>
            <mo stretchy="false">¯</mo>
          </mover>
          <mrow>
            <mo fence="true" stretchy="false">(</mo>
            <mrow>
              <mrow>
                <msub>
                  <mi>T</mi>
                  <mi>i</mi>
                </msub>
                <mrow>
                  <mo fence="true" stretchy="false">(</mo>
                  <mrow>
                    <mrow>
                      <mi>a</mi>
                      <mi>,</mi>
                      <mi>b</mi>
                      <mi>,</mi>
                      <mo stretchy="false">…</mo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frac>
    </mrow>
    <annotation encoding="StarMath 5.0">"G"^{2}(a, b, dotslow, n) = -2 sum from {i=1} to {j} "F"("T"_{i}(a, b, dotslow, n)) {log_{2}("F"("T"_{i}(a, b, dotslow, n)))} over {bar {"F"}(T_i(a, b, dotslow, n))}</annotation>
  </semantics>
</math>
</file>

<file path=Object 11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12/content.xml><?xml version="1.0" encoding="utf-8"?>
<math xmlns="http://www.w3.org/1998/Math/MathML" display="block">
  <semantics>
    <mrow>
      <msup>
        <mi mathvariant="normal">χ</mi>
        <mn>2</mn>
      </msup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j</mi>
            </munderover>
            <msup>
              <mrow>
                <mo fence="true" stretchy="false">(</mo>
                <mrow>
                  <mrow>
                    <mtext>F</mtext>
                    <mrow>
                      <mrow>
                        <mo fence="true" stretchy="false">(</mo>
                        <mrow>
                          <mrow>
                            <msub>
                              <mtext>T</mtext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b</mi>
                                  <mi>,</mi>
                                  <mo stretchy="false">…</mo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text>F</mtext>
                        <mo stretchy="false">¯</mo>
                      </mover>
                    </mrow>
                    <mrow>
                      <mo fence="true" stretchy="false">(</mo>
                      <mrow>
                        <mrow>
                          <msub>
                            <mtext>T</mtext>
                            <mi>i</mi>
                          </msub>
                          <mrow>
                            <mo fence="true" stretchy="false">(</mo>
                            <mrow>
                              <mrow>
                                <mi>a</mi>
                                <mi>,</mi>
                                <mi>b</mi>
                                <mi>,</mi>
                                <mo stretchy="false">…</mo>
                                <mi>,</mi>
                                <mi>n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row>
            <mover accent="true">
              <mtext>F</mtext>
              <mo stretchy="false">¯</mo>
            </mover>
            <mrow>
              <mo fence="true" stretchy="false">(</mo>
              <mrow>
                <mrow>
                  <msub>
                    <mtext>T</mtext>
                    <mi>i</mi>
                  </msub>
                  <mrow>
                    <mo fence="true" stretchy="false">(</mo>
                    <mrow>
                      <mrow>
                        <mi>a</mi>
                        <mi>,</mi>
                        <mi>b</mi>
                        <mi>,</mi>
                        <mo stretchy="false">…</mo>
                        <mi>,</mi>
                        <mi>n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%chi^{2}(a, b, dotslow, n) = sum from {i=1} to {j} {("F"("T"_{i}(a, b, dotslow, n)) - bar {"F"}("T"_{i}(a, b, dotslow, n)))^{2}} over {bar {"F"}("T"_{i}(a, b, dotslow, n))}</annotation>
  </semantics>
</math>
</file>

<file path=Object 13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14/content.xml><?xml version="1.0" encoding="utf-8"?>
<math xmlns="http://www.w3.org/1998/Math/MathML" display="block">
  <semantics>
    <mrow>
      <mtext>W</mtext>
      <msup>
        <mi mathvariant="normal">χ</mi>
        <mn>2</mn>
      </msup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j</mi>
          </munderover>
          <mrow>
            <mo fence="true" stretchy="true">{</mo>
            <mrow>
              <mtable>
                <mtr>
                  <mtd>
                    <mfrac>
                      <msup>
                        <mrow>
                          <mo fence="true" stretchy="false">(</mo>
                          <mrow>
                            <mrow>
                              <mtext>F</mtext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text>T</mtext>
                                        <mi>i</mi>
                                      </msub>
                                      <mrow>
                                        <mo fence="true" stretchy="false">(</mo>
                                        <mrow>
                                          <mrow>
                                            <mi>a</mi>
                                            <mi>,</mi>
                                            <mi>b</mi>
                                            <mi>,</mi>
                                            <mo stretchy="false">…</mo>
                                            <mi>,</mi>
                                            <mi>n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text>F</mtext>
                                  <mo stretchy="false">¯</mo>
                                </mover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text>T</mtext>
                                      <mi>i</mi>
                                    </msub>
                                    <mrow>
                                      <mo fence="true" stretchy="false">(</mo>
                                      <mrow>
                                        <mrow>
                                          <mi>a</mi>
                                          <mi>,</mi>
                                          <mi>b</mi>
                                          <mi>,</mi>
                                          <mo stretchy="false">…</mo>
                                          <mi>,</mi>
                                          <mi>n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row>
                        <mover accent="true">
                          <mtext>F</mtext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sub>
                                <mtext>T</mtext>
                                <mi>i</mi>
                              </msub>
                              <mrow>
                                <mo fence="true" stretchy="false">(</mo>
                                <mrow>
                                  <mrow>
                                    <mi>a</mi>
                                    <mi>,</mi>
                                    <mi>b</mi>
                                    <mi>,</mi>
                                    <mo stretchy="false">…</mo>
                                    <mi>,</mi>
                                    <mi>n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frac>
                  </mtd>
                </mtr>
                <mtr>
                  <mtd columnalign="right">
                    <mrow>
                      <mtext>gdy</mtext>
                      <mspace width="2em"/>
                      <mtext>F</mtext>
                      <mrow>
                        <mrow>
                          <mo fence="true" stretchy="false">(</mo>
                          <mrow>
                            <mrow>
                              <msub>
                                <mtext>T</mtext>
                                <mi>i</mi>
                              </msub>
                              <mrow>
                                <mo fence="true" stretchy="false">(</mo>
                                <mrow>
                                  <mrow>
                                    <mi>a</mi>
                                    <mi>,</mi>
                                    <mi>b</mi>
                                    <mi>,</mi>
                                    <mo stretchy="false">…</mo>
                                    <mi>,</mi>
                                    <mi>n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≥</mo>
                        <mover accent="true">
                          <mtext>F</mtext>
                          <mo stretchy="false">¯</mo>
                        </mover>
                      </mrow>
                      <mrow>
                        <mo fence="true" stretchy="false">(</mo>
                        <mrow>
                          <mrow>
                            <msub>
                              <mtext>T</mtext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b</mi>
                                  <mi>,</mi>
                                  <mo stretchy="false">…</mo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,</mi>
                    </mrow>
                  </mtd>
                </mtr>
                <mtr>
                  <mtd>
                    <mrow/>
                  </mtd>
                </mtr>
                <mtr>
                  <mtd>
                    <mfrac>
                      <mrow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text>F</mtext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text>T</mtext>
                                          <mi>i</mi>
                                        </msub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a</mi>
                                              <mi>,</mi>
                                              <mi>b</mi>
                                              <mi>,</mi>
                                              <mo stretchy="false">…</mo>
                                              <mi>,</mi>
                                              <mi>n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text>F</mtext>
                                    <mo stretchy="false">¯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text>T</mtext>
                                        <mi>i</mi>
                                      </msub>
                                      <mrow>
                                        <mo fence="true" stretchy="false">(</mo>
                                        <mrow>
                                          <mrow>
                                            <mi>a</mi>
                                            <mi>,</mi>
                                            <mi>b</mi>
                                            <mi>,</mi>
                                            <mo stretchy="false">…</mo>
                                            <mi>,</mi>
                                            <mi>n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over accent="true">
                          <mtext>F</mtext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sub>
                                <mtext>T</mtext>
                                <mi>i</mi>
                              </msub>
                              <mrow>
                                <mo fence="true" stretchy="false">(</mo>
                                <mrow>
                                  <mrow>
                                    <mi>a</mi>
                                    <mi>,</mi>
                                    <mi>b</mi>
                                    <mi>,</mi>
                                    <mo stretchy="false">…</mo>
                                    <mi>,</mi>
                                    <mi>n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frac>
                  </mtd>
                </mtr>
                <mtr>
                  <mtd columnalign="right">
                    <mrow>
                      <mtext>gdy</mtext>
                      <mspace width="2em"/>
                      <mtext>F</mtext>
                      <mrow>
                        <mrow>
                          <mo fence="true" stretchy="false">(</mo>
                          <mrow>
                            <mrow>
                              <msub>
                                <mtext>T</mtext>
                                <mi>i</mi>
                              </msub>
                              <mrow>
                                <mo fence="true" stretchy="false">(</mo>
                                <mrow>
                                  <mrow>
                                    <mi>a</mi>
                                    <mi>,</mi>
                                    <mi>b</mi>
                                    <mi>,</mi>
                                    <mo stretchy="false">…</mo>
                                    <mi>,</mi>
                                    <mi>n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&lt;</mo>
                        <mover accent="true">
                          <mtext>F</mtext>
                          <mo stretchy="false">¯</mo>
                        </mover>
                      </mrow>
                      <mrow>
                        <mo fence="true" stretchy="false">(</mo>
                        <mrow>
                          <mrow>
                            <msub>
                              <mtext>T</mtext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b</mi>
                                  <mi>,</mi>
                                  <mo stretchy="false">…</mo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td>
                </mtr>
              </mtable>
            </mrow>
          </mrow>
        </mrow>
      </mrow>
    </mrow>
    <annotation encoding="StarMath 5.0">"W"%chi^{2}(a, b, dotslow, n) = sum from {i=1} to {j} left lbrace stack {
{("F"("T"_{i}(a, b, dotslow, n)) - bar {"F"}("T"_{i}(a, b, dotslow, n)))^{2}} over
{bar {"F"}("T"_{i}(a, b, dotslow, n))}
#
alignr "gdy"~"F"("T"_{i}(a, b, dotslow, n)) ge bar {"F"}("T"_{i}(a, b, dotslow, n)),
#
{}
#
-{("F"("T"_{i}(a, b, dotslow, n)) - bar {"F"}("T"_{i}(a, b, dotslow, n)))^{2}} over
{bar {"F"}("T"_{i}(a, b, dotslow, n))}
#
alignr "gdy"~"F"("T"_{i}(a, b, dotslow, n)) &lt; bar {"F"}("T"_{i}(a, b, dotslow, n))
} right none</annotation>
  </semantics>
</math>
</file>

<file path=Object 15/content.xml><?xml version="1.0" encoding="utf-8"?>
<math xmlns="http://www.w3.org/1998/Math/MathML" display="block">
  <semantics>
    <mrow>
      <mtext>T-Score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F</mtext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o stretchy="false">−</mo>
              <mover accent="true">
                <mtext>F</mtext>
                <mo stretchy="false">¯</mo>
              </mover>
            </mrow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  <msqrt>
            <mrow>
              <mtext>F</mtext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row>
                <mo fence="true" stretchy="true">(</mo>
                <mrow>
                  <mrow>
                    <mn>1</mn>
                    <mo stretchy="false">−</mo>
                    <mfrac>
                      <mrow>
                        <mtext>F</mtext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b</mi>
                              <mi>,</mi>
                              <mo stretchy="false">…</mo>
                              <mi>,</mi>
                              <mi>n</mi>
                            </mrow>
                          </mrow>
                          <mo fence="true" stretchy="false">)</mo>
                        </mrow>
                      </mrow>
                      <mi>N</mi>
                    </mfrac>
                  </mrow>
                </mrow>
                <mo fence="true" stretchy="true">)</mo>
              </mrow>
            </mrow>
          </msqrt>
        </mfrac>
      </mrow>
    </mrow>
    <annotation encoding="StarMath 5.0">"T-Score"(a, b, dotslow, n) = {alignc "F"(a, b, dotslow, n) - bar {"F"}(a, b, dotslow, n)} over {sqrt {"F"(a, b, dotslow, n) left ( 1 - {"F"(a, b, dotslow, n)} over {N} right ) }}</annotation>
  </semantics>
</math>
</file>

<file path=Object 16/content.xml><?xml version="1.0" encoding="utf-8"?>
<math xmlns="http://www.w3.org/1998/Math/MathML" display="block">
  <semantics>
    <mrow>
      <mtext>Z-Score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F</mtext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o stretchy="false">−</mo>
              <mover accent="true">
                <mtext>F</mtext>
                <mo stretchy="false">¯</mo>
              </mover>
            </mrow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  <msqrt>
            <mrow>
              <mi>F</mi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row>
                <mo fence="true" stretchy="true">(</mo>
                <mrow>
                  <mrow>
                    <mn>1</mn>
                    <mo stretchy="false">−</mo>
                    <mfrac>
                      <mrow>
                        <mover accent="true">
                          <mtext>F</mtext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b</mi>
                              <mi>,</mi>
                              <mo stretchy="false">…</mo>
                              <mi>,</mi>
                              <mi>n</mi>
                            </mrow>
                          </mrow>
                          <mo fence="true" stretchy="false">)</mo>
                        </mrow>
                      </mrow>
                      <mi>N</mi>
                    </mfrac>
                  </mrow>
                </mrow>
                <mo fence="true" stretchy="true">)</mo>
              </mrow>
            </mrow>
          </msqrt>
        </mfrac>
      </mrow>
    </mrow>
    <annotation encoding="StarMath 5.0">"Z-Score"(a, b, dotslow, n) = {alignc "F"(a, b, dotslow, n) - bar {"F"}(a, b, dotslow, n)} over {sqrt {F(a, b, dotslow, n) left ( 1 - {bar {"F"}(a, b, dotslow, n)} over {N} right ) }}</annotation>
  </semantics>
</math>
</file>

<file path=Object 17/content.xml><?xml version="1.0" encoding="utf-8"?>
<math xmlns="http://www.w3.org/1998/Math/MathML" display="block">
  <semantics>
    <mrow>
      <mtext>Jaccard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F</mtext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  <mrow>
            <mrow>
              <mi>N</mi>
              <mo stretchy="false">−</mo>
              <mtext>F</mtext>
            </mrow>
            <mrow>
              <mo fence="true" stretchy="false">(</mo>
              <mrow>
                <mrow>
                  <mover accent="true">
                    <mi>a</mi>
                    <mo stretchy="false">¯</mo>
                  </mover>
                  <mi>,</mi>
                  <mover accent="true">
                    <mi>b</mi>
                    <mo stretchy="false">¯</mo>
                  </mover>
                  <mi>,</mi>
                  <mo stretchy="false">…</mo>
                  <mi>,</mi>
                  <mover accent="true">
                    <mi>n</mi>
                    <mo stretchy="false">¯</mo>
                  </mover>
                </mrow>
              </mrow>
              <mo fence="true" stretchy="false">)</mo>
            </mrow>
          </mrow>
        </mfrac>
      </mrow>
    </mrow>
    <annotation encoding="StarMath 5.0">"Jaccard"(a, b, dotslow, n) = {alignc "F"(a, b, dotslow, n)} over {N - "F"(bar {a}, bar {b}, dotslow, bar {n})}</annotation>
  </semantics>
</math>
</file>

<file path=Object 18/content.xml><?xml version="1.0" encoding="utf-8"?>
<math xmlns="http://www.w3.org/1998/Math/MathML" display="block">
  <semantics>
    <mrow>
      <mtext>Dice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i>n</mi>
            <mtext>F</mtext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i>a</mi>
                </mrow>
                <mi>n</mi>
              </munderover>
              <mtext>F</mtext>
            </mrow>
            <mrow>
              <mo fence="true" stretchy="false">(</mo>
              <mrow>
                <mrow>
                  <msub>
                    <mtext>T</mtext>
                    <mi>i</mi>
                  </msub>
                  <mrow>
                    <mo fence="true" stretchy="false">(</mo>
                    <mrow>
                      <mrow>
                        <mi>a</mi>
                        <mi>,</mi>
                        <mi>b</mi>
                        <mi>,</mi>
                        <mo stretchy="false">…</mo>
                        <mi>,</mi>
                        <mi>n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"Dice"(a, b, dotslow, n) = {n"F"(a, b, dotslow, n)} over {sum from {i=a} to {n} "F"("T"_{i}(a, b, dotslow, n))}</annotation>
  </semantics>
</math>
</file>

<file path=Object 19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2/content.xml><?xml version="1.0" encoding="utf-8"?>
<math xmlns="http://www.w3.org/1998/Math/MathML" display="block">
  <semantics>
    <mrow>
      <mtext>SC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P</mtext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i>a</mi>
                </mrow>
                <mi>n</mi>
              </munderover>
              <mtext>P</mtext>
            </mrow>
            <mrow>
              <mo fence="true" stretchy="false">(</mo>
              <mrow>
                <mi>i</mi>
              </mrow>
              <mo fence="true" stretchy="false">)</mo>
            </mrow>
          </mrow>
        </mfrac>
      </mrow>
    </mrow>
    <annotation encoding="StarMath 5.0">"SC"(a, b, dotslow, n) = {"P"(a, b, dotslow, n)} over {prod from {i=a} to {n} "P"(i)}</annotation>
  </semantics>
</math>
</file>

<file path=Object 20/content.xml><?xml version="1.0" encoding="utf-8"?>
<math xmlns="http://www.w3.org/1998/Math/MathML" display="block">
  <semantics>
    <mrow>
      <mtext>OR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F</mtext>
            <mrow>
              <mo fence="true" stretchy="false">(</mo>
              <mrow>
                <mrow>
                  <mi>a</mi>
                  <mi>,</mi>
                  <mi>b</mi>
                  <mi>,</mi>
                  <mn>...</mn>
                  <mi>,</mi>
                  <mi>n</mi>
                </mrow>
              </mrow>
              <mo fence="true" stretchy="false">)</mo>
            </mrow>
            <mtext>F</mtext>
            <mrow>
              <mo fence="true" stretchy="false">(</mo>
              <mrow>
                <mrow>
                  <mover accent="true">
                    <mi>a</mi>
                    <mo stretchy="false">¯</mo>
                  </mover>
                  <mi>,</mi>
                  <mover accent="true">
                    <mi>b</mi>
                    <mo stretchy="false">¯</mo>
                  </mover>
                  <mi>,</mi>
                  <mo stretchy="false">…</mo>
                  <mi>,</mi>
                  <mover accent="true">
                    <mi>n</mi>
                    <mo stretchy="false">¯</mo>
                  </mover>
                </mrow>
              </mrow>
              <mo fence="true" stretchy="false">)</mo>
            </mrow>
          </mrow>
          <mrow>
            <munderover>
              <mo stretchy="false">∏</mo>
              <mrow>
                <mi>i</mi>
                <mo stretchy="false">=</mo>
                <mn>2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row>
                    <mn>1</mn>
                    <mo stretchy="false">+</mo>
                    <mtext>F</mtext>
                  </mrow>
                  <mrow>
                    <mo fence="true" stretchy="false">(</mo>
                    <mrow>
                      <mrow>
                        <msub>
                          <mtext>T</mtext>
                          <mi>i</mi>
                        </msub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b</mi>
                              <mi>,</mi>
                              <mo stretchy="false">…</mo>
                              <mi>,</mi>
                              <mi>n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"OR"(a, b, dotslow, n) = {alignc "F"(a, b, ..., n) "F"(bar {a}, bar {b}, dotslow, bar {n})} over {prod from {i=2} to {n-1} (1 + "F"("T"_{i}(a, b, dotslow, n)))}</annotation>
  </semantics>
</math>
</file>

<file path=Object 21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22/content.xml><?xml version="1.0" encoding="utf-8"?>
<math xmlns="http://www.w3.org/1998/Math/MathML" display="block">
  <semantics>
    <mtable>
      <mtr>
        <mtd>
          <mrow>
            <mtext>US</mtext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i>ln</mi>
            <mrow>
              <mrow>
                <mo fence="true" stretchy="false">(</mo>
                <mrow>
                  <mrow>
                    <mtext>OR</mtext>
                    <mrow>
                      <mo fence="true" stretchy="false">(</mo>
                      <mrow>
                        <mrow>
                          <mi>a</mi>
                          <mi>,</mi>
                          <mi>b</mi>
                          <mi>,</mi>
                          <mo stretchy="false">…</mo>
                          <mi>,</mi>
                          <mi>n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.29</mn>
            </mrow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frac>
                  <mn>1</mn>
                  <mrow>
                    <mtext>F</mtext>
                    <mrow>
                      <mrow>
                        <mo fence="true" stretchy="false">(</mo>
                        <mrow>
                          <mrow>
                            <msub>
                              <mtext>T</mtext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b</mi>
                                  <mi>,</mi>
                                  <mo stretchy="false">…</mo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frac>
              </mrow>
            </msqrt>
          </mrow>
        </mtd>
      </mtr>
    </mtable>
    <annotation encoding="StarMath 5.0">"US"(a, b, dotslow, n) = {} newline ln("OR"(a, b, dotslow, n)) - 3.29 sqrt {sum from {i=1} to {n} {{1} over {"F"("T"_{i}(a, b, dotslow, n)) + 1}}}</annotation>
  </semantics>
</math>
</file>

<file path=Object 23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24/content.xml><?xml version="1.0" encoding="utf-8"?>
<math xmlns="http://www.w3.org/1998/Math/MathML" display="block">
  <semantics>
    <mrow>
      <mtext>Sorgenfrei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F</mtext>
            <msup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i>n</mi>
            </msup>
          </mrow>
          <mrow>
            <munderover>
              <mo stretchy="false">∏</mo>
              <mrow>
                <mi>i</mi>
                <mo stretchy="false">=</mo>
                <mn>2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text>F</mtext>
                  <mrow>
                    <mrow>
                      <mo fence="true" stretchy="false">(</mo>
                      <mrow>
                        <mrow>
                          <mi>a</mi>
                          <mi>,</mi>
                          <mi>b</mi>
                          <mi>,</mi>
                          <mo stretchy="false">…</mo>
                          <mi>,</mi>
                          <mi>n</mi>
                        </mrow>
                      </mrow>
                      <mo fence="true" stretchy="false">)</mo>
                    </mrow>
                    <mo stretchy="false">+</mo>
                    <mtext>F</mtext>
                  </mrow>
                  <mrow>
                    <mo fence="true" stretchy="false">(</mo>
                    <mrow>
                      <mrow>
                        <msub>
                          <mtext>T</mtext>
                          <mi>i</mi>
                        </msub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b</mi>
                              <mi>,</mi>
                              <mo stretchy="false">…</mo>
                              <mi>,</mi>
                              <mi>n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"Sorgenfrei"(a, b, dotslow, n) = {alignc "F"(a, b, dotslow, n)^n} over {prod from {i=2} to {n-1} ("F"(a, b, dotslow, n) + "F"("T"_{i}(a, b, dotslow, n)))}</annotation>
  </semantics>
</math>
</file>

<file path=Object 25/content.xml><?xml version="1.0" encoding="utf-8"?>
<math xmlns="http://www.w3.org/1998/Math/MathML" display="block">
  <semantics>
    <mrow>
      <mtext>CT1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row>
                  <mrow>
                    <mn>1</mn>
                    <mo stretchy="false">+</mo>
                    <mtext>F</mtext>
                  </mrow>
                  <mrow>
                    <mrow>
                      <mo fence="true" stretchy="false">(</mo>
                      <mrow>
                        <mrow>
                          <mi>a</mi>
                          <mi>,</mi>
                          <mi>b</mi>
                          <mi>,</mi>
                          <mo stretchy="false">…</mo>
                          <mi>,</mi>
                          <mi>n</mi>
                        </mrow>
                      </mrow>
                      <mo fence="true" stretchy="false">)</mo>
                    </mrow>
                    <mo stretchy="false">+</mo>
                    <mtext>F</mtext>
                  </mrow>
                  <mrow>
                    <mo fence="true" stretchy="false">(</mo>
                    <mrow>
                      <mrow>
                        <mover accent="true">
                          <mi>a</mi>
                          <mo stretchy="false">¯</mo>
                        </mover>
                        <mi>,</mi>
                        <mover accent="true">
                          <mi>b</mi>
                          <mo stretchy="false">¯</mo>
                        </mover>
                        <mi>,</mi>
                        <mo stretchy="false">…</mo>
                        <mi>,</mi>
                        <mover accent="true">
                          <mi>n</mi>
                          <mo stretchy="false">¯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n</mi>
            <mrow>
              <mo fence="true" stretchy="false">(</mo>
              <mrow>
                <mrow>
                  <mn>1</mn>
                  <mo stretchy="false">+</mo>
                  <mi>N</mi>
                </mrow>
              </mrow>
              <mo fence="true" stretchy="false">)</mo>
            </mrow>
          </mrow>
        </mfrac>
      </mrow>
    </mrow>
    <annotation encoding="StarMath 5.0">"CT1"(a, b, dotslow, n) = {ln(1 + "F"(a, b, dotslow, n) + "F"(bar {a}, bar {b}, dotslow, bar {n}))} over {ln(1 + N)}</annotation>
  </semantics>
</math>
</file>

<file path=Object 26/content.xml><?xml version="1.0" encoding="utf-8"?>
<math xmlns="http://www.w3.org/1998/Math/MathML" display="block">
  <semantics>
    <mrow>
      <mtext>CT2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i>ln</mi>
            <mrow>
              <mrow>
                <mo fence="true" stretchy="false">(</mo>
                <mrow>
                  <mrow>
                    <mn>1</mn>
                    <mo stretchy="false">+</mo>
                    <mi>N</mi>
                  </mrow>
                </mrow>
                <mo fence="true" stretchy="false">)</mo>
              </mrow>
              <mo stretchy="false">−</mo>
              <mi>ln</mi>
            </mrow>
            <mrow>
              <mo fence="true" stretchy="true">(</mo>
              <mrow>
                <mrow>
                  <mrow>
                    <mn>1</mn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2</mn>
                        </mrow>
                        <mrow>
                          <mi>n</mi>
                          <mo stretchy="false">−</mo>
                          <mn>1</mn>
                        </mrow>
                      </munderover>
                      <mtext>F</mtext>
                    </mrow>
                  </mrow>
                  <mrow>
                    <mo fence="true" stretchy="false">(</mo>
                    <mrow>
                      <mrow>
                        <msub>
                          <mtext>T</mtext>
                          <mi>i</mi>
                        </msub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b</mi>
                              <mi>,</mi>
                              <mo stretchy="false">…</mo>
                              <mi>,</mi>
                              <mi>n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row>
            <mi>ln</mi>
            <mrow>
              <mo fence="true" stretchy="false">(</mo>
              <mrow>
                <mrow>
                  <mn>1</mn>
                  <mo stretchy="false">+</mo>
                  <mi>N</mi>
                </mrow>
              </mrow>
              <mo fence="true" stretchy="false">)</mo>
            </mrow>
          </mrow>
        </mfrac>
      </mrow>
    </mrow>
    <annotation encoding="StarMath 5.0">"CT2"(a, b, dotslow, n) = {ln(1 + N) - ln left (1 + sum from {i=2} to {n-1} "F"("T"_{i}(a, b, dotslow, n)) right ) } over {ln(1 + N)}</annotation>
  </semantics>
</math>
</file>

<file path=Object 27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

<file path=Object 28/content.xml><?xml version="1.0" encoding="utf-8"?>
<math xmlns="http://www.w3.org/1998/Math/MathML" display="block">
  <semantics>
    <mrow>
      <mtext>EF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i>N</mi>
      </mrow>
      <mfrac>
        <mrow>
          <munderover>
            <mo stretchy="false">∏</mo>
            <mrow>
              <mi>i</mi>
              <mo stretchy="false">=</mo>
              <mn>1</mn>
            </mrow>
            <mi>n</mi>
          </munderover>
          <mrow>
            <mtext>F</mtext>
            <mrow>
              <mo fence="true" stretchy="false">(</mo>
              <mrow>
                <mrow>
                  <msub>
                    <mtext>T</mtext>
                    <mi>i</mi>
                  </msub>
                  <mrow>
                    <mo fence="true" stretchy="false">(</mo>
                    <mrow>
                      <mrow>
                        <mi>a</mi>
                        <mi>,</mi>
                        <mi>b</mi>
                        <mi>,</mi>
                        <mo stretchy="false">…</mo>
                        <mi>,</mi>
                        <mi>n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i>N</mi>
      </mfrac>
    </mrow>
    <annotation encoding="StarMath 5.0">"EF"(a, b, dotslow, n) = N prod from {i=1} to {n} {"F"("T"_{i}(a, b, dotslow, n))} over {N}</annotation>
  </semantics>
</math>
</file>

<file path=Object 29/content.xml><?xml version="1.0" encoding="utf-8"?>
<math xmlns="http://www.w3.org/1998/Math/MathML" display="block">
  <semantics>
    <mrow>
      <mtext>IEF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n>1</mn>
          <mrow>
            <mtext>EF</mtext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</mrow>
        </mfrac>
      </mrow>
    </mrow>
    <annotation encoding="StarMath 5.0">"IEF"(a, b, dotslow, n) = {1} over {"EF"(a, b, dotslow, n)}</annotation>
  </semantics>
</math>
</file>

<file path=Object 3/content.xml><?xml version="1.0" encoding="utf-8"?>
<math xmlns="http://www.w3.org/1998/Math/MathML" display="block">
  <semantics>
    <mrow>
      <mtext>WSC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text>P</mtext>
      </mrow>
      <mrow>
        <mo fence="true" stretchy="false">(</mo>
        <mrow>
          <mrow>
            <mi>a</mi>
            <mi>,</mi>
            <mi>b</mi>
            <mi>,</mi>
            <mo stretchy="false">…</mo>
            <mi>,</mi>
            <mi>n</mi>
          </mrow>
        </mrow>
        <mo fence="true" stretchy="false">)</mo>
      </mrow>
      <mfrac>
        <mrow>
          <mtext>P</mtext>
          <mrow>
            <mo fence="true" stretchy="false">(</mo>
            <mrow>
              <mrow>
                <mi>a</mi>
                <mi>,</mi>
                <mi>b</mi>
                <mi>,</mi>
                <mn>...</mn>
                <mi>,</mi>
                <mi>n</mi>
              </mrow>
            </mrow>
            <mo fence="true" stretchy="false">)</mo>
          </mrow>
        </mrow>
        <mrow>
          <mrow>
            <munderover>
              <mo stretchy="false">∏</mo>
              <mrow>
                <mi>i</mi>
                <mo stretchy="false">=</mo>
                <mi>a</mi>
              </mrow>
              <mi>n</mi>
            </munderover>
            <mtext>P</mtext>
          </mrow>
          <mrow>
            <mo fence="true" stretchy="false">(</mo>
            <mrow>
              <mi>i</mi>
            </mrow>
            <mo fence="true" stretchy="false">)</mo>
          </mrow>
        </mrow>
      </mfrac>
    </mrow>
    <annotation encoding="StarMath 5.0">"WSC"(a, b, dotslow, n) = "P"(a, b, dotslow, n) {"P"(a, b, ..., n)} over {prod from {i=a} to {n} "P"(i)}</annotation>
  </semantics>
</math>
</file>

<file path=Object 30/content.xml><?xml version="1.0" encoding="utf-8"?>
<math xmlns="http://www.w3.org/1998/Math/MathML" display="block">
  <semantics>
    <mrow>
      <mtext>WO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n>1</mn>
          <mrow>
            <munderover>
              <mo stretchy="false">∏</mo>
              <mrow>
                <mi>i</mi>
                <mo stretchy="false">=</mo>
                <mn>1</mn>
              </mrow>
              <mi>n</mi>
            </munderover>
            <mrow>
              <mo fence="true" stretchy="true">(</mo>
              <mrow>
                <mrow>
                  <mn>1</mn>
                  <mo stretchy="false">+</mo>
                  <mfrac>
                    <mrow>
                      <mtext>F</mtext>
                      <mrow>
                        <mo fence="true" stretchy="false">(</mo>
                        <mrow>
                          <mrow>
                            <msub>
                              <mtext>S</mtext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b</mi>
                                  <mi>,</mi>
                                  <mo stretchy="false">…</mo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text>max</mtext>
                      <mrow>
                        <mrow>
                          <mo fence="true" stretchy="false">(</mo>
                          <mrow>
                            <mrow>
                              <mtext>F</mtext>
                              <mrow>
                                <mo fence="true" stretchy="false">(</mo>
                                <mrow>
                                  <mrow>
                                    <mtext>S</mtext>
                                    <mrow>
                                      <mo fence="true" stretchy="false">(</mo>
                                      <mrow>
                                        <mrow>
                                          <mi>a</mi>
                                          <mi>,</mi>
                                          <mi>b</mi>
                                          <mi>,</mi>
                                          <mo stretchy="false">…</mo>
                                          <mi>,</mi>
                                          <mi>n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frac>
                </mrow>
              </mrow>
              <mo fence="true" stretchy="true">)</mo>
            </mrow>
          </mrow>
        </mfrac>
      </mrow>
    </mrow>
    <annotation encoding="StarMath 5.0">"WO"(a, b, dotslow, n) = {1} over {prod from {i=1} to {n} left ( 1 + {alignc "F"("S"_{i}(a, b, dotslow, n))} over {"max"("F"("S"(a, b, dotslow, n))) + 1} right ) }</annotation>
  </semantics>
</math>
</file>

<file path=Object 31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text>SMD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P</mtext>
            <msup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n>2</mn>
            </msup>
          </mrow>
          <mrow>
            <mrow>
              <munderover>
                <mo stretchy="false">∏</mo>
                <mrow>
                  <mi>i</mi>
                  <mo stretchy="false">=</mo>
                  <mi>a</mi>
                </mrow>
                <mi>n</mi>
              </munderover>
              <mtext>P</mtext>
            </mrow>
            <mrow>
              <mo fence="true" stretchy="false">(</mo>
              <mrow>
                <mi>i</mi>
              </mrow>
              <mo fence="true" stretchy="false">)</mo>
            </mrow>
          </mrow>
        </mfrac>
      </mrow>
    </mrow>
    <annotation encoding="StarMath 5.0">"SMD"(a, b, dotslow, n) = {"P"(a, b, dotslow, n)^{2}} over {prod from {i=a} to {n} "P"(i)}</annotation>
  </semantics>
</math>
</file>

<file path=Object 5/content.xml><?xml version="1.0" encoding="utf-8"?>
<math xmlns="http://www.w3.org/1998/Math/MathML" display="block">
  <semantics>
    <mrow>
      <mtext>SFBMD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P</mtext>
            <msup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n>3</mn>
            </msup>
          </mrow>
          <mrow>
            <mrow>
              <munderover>
                <mo stretchy="false">∏</mo>
                <mrow>
                  <mi>i</mi>
                  <mo stretchy="false">=</mo>
                  <mi>a</mi>
                </mrow>
                <mi>n</mi>
              </munderover>
              <mtext>P</mtext>
            </mrow>
            <mrow>
              <mo fence="true" stretchy="false">(</mo>
              <mrow>
                <mi>i</mi>
              </mrow>
              <mo fence="true" stretchy="false">)</mo>
            </mrow>
          </mrow>
        </mfrac>
      </mrow>
    </mrow>
    <annotation encoding="StarMath 5.0">"SFBMD"(a, b, dotslow, n) = {"P"(a, b, dotslow, n)^{3}} over {prod from {i=a} to {n} "P"(i)}</annotation>
  </semantics>
</math>
</file>

<file path=Object 6/content.xml><?xml version="1.0" encoding="utf-8"?>
<math xmlns="http://www.w3.org/1998/Math/MathML" display="block">
  <semantics>
    <mrow>
      <mtext>SEC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frac>
          <mrow>
            <mtext>P</mtext>
            <msup>
              <mrow>
                <mo fence="true" stretchy="false">(</mo>
                <mrow>
                  <mrow>
                    <mi>a</mi>
                    <mi>,</mi>
                    <mi>b</mi>
                    <mi>,</mi>
                    <mo stretchy="false">…</mo>
                    <mi>,</mi>
                    <mi>n</mi>
                  </mrow>
                </mrow>
                <mo fence="true" stretchy="false">)</mo>
              </mrow>
              <mi>e</mi>
            </msup>
          </mrow>
          <mrow>
            <mrow>
              <munderover>
                <mo stretchy="false">∏</mo>
                <mrow>
                  <mi>i</mi>
                  <mo stretchy="false">=</mo>
                  <mi>a</mi>
                </mrow>
                <mi>n</mi>
              </munderover>
              <mtext>P</mtext>
            </mrow>
            <mrow>
              <mo fence="true" stretchy="false">(</mo>
              <mrow>
                <mi>i</mi>
              </mrow>
              <mo fence="true" stretchy="false">)</mo>
            </mrow>
          </mrow>
        </mfrac>
      </mrow>
    </mrow>
    <annotation encoding="StarMath 5.0">"SEC"(a, b, dotslow, n) = {"P"(a, b, dotslow, n)^{e}} over {prod from {i=a} to {n} "P"(i)}</annotation>
  </semantics>
</math>
</file>

<file path=Object 7/content.xml><?xml version="1.0" encoding="utf-8"?>
<math xmlns="http://www.w3.org/1998/Math/MathML" display="block">
  <semantics>
    <mrow>
      <mtext>WSEC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text>P</mtext>
      </mrow>
      <mrow>
        <mo fence="true" stretchy="false">(</mo>
        <mrow>
          <mrow>
            <mi>a</mi>
            <mi>,</mi>
            <mi>b</mi>
            <mi>,</mi>
            <mo stretchy="false">…</mo>
            <mi>,</mi>
            <mi>n</mi>
          </mrow>
        </mrow>
        <mo fence="true" stretchy="false">)</mo>
      </mrow>
      <mfrac>
        <mrow>
          <mtext>P</mtext>
          <msup>
            <mrow>
              <mo fence="true" stretchy="false">(</mo>
              <mrow>
                <mrow>
                  <mi>a</mi>
                  <mi>,</mi>
                  <mi>b</mi>
                  <mi>,</mi>
                  <mo stretchy="false">…</mo>
                  <mi>,</mi>
                  <mi>n</mi>
                </mrow>
              </mrow>
              <mo fence="true" stretchy="false">)</mo>
            </mrow>
            <mi>e</mi>
          </msup>
        </mrow>
        <mrow>
          <mrow>
            <munderover>
              <mo stretchy="false">∏</mo>
              <mrow>
                <mi>i</mi>
                <mo stretchy="false">=</mo>
                <mi>a</mi>
              </mrow>
              <mi>n</mi>
            </munderover>
            <mtext>P</mtext>
          </mrow>
          <mrow>
            <mo fence="true" stretchy="false">(</mo>
            <mrow>
              <mi>i</mi>
            </mrow>
            <mo fence="true" stretchy="false">)</mo>
          </mrow>
        </mrow>
      </mfrac>
    </mrow>
    <annotation encoding="StarMath 5.0">"WSEC"(a, b, dotslow, n) = "P"(a, b, dotslow, n) {"P"(a, b, dotslow, n)^{e}} over {prod from {i=a} to {n} "P"(i)}</annotation>
  </semantics>
</math>
</file>

<file path=Object 8/content.xml><?xml version="1.0" encoding="utf-8"?>
<math xmlns="http://www.w3.org/1998/Math/MathML" display="block">
  <semantics>
    <mrow>
      <mtext>ME</mtext>
      <mrow>
        <mrow>
          <mo fence="true" stretchy="false">(</mo>
          <mrow>
            <mrow>
              <mi>a</mi>
              <mi>,</mi>
              <mi>b</mi>
              <mi>,</mi>
              <mo stretchy="false">…</mo>
              <mi>,</mi>
              <mi>n</mi>
            </mrow>
          </mrow>
          <mo fence="true" stretchy="false">)</mo>
        </mrow>
        <mo stretchy="false">=</mo>
        <mtext>P</mtext>
      </mrow>
      <mrow>
        <mo fence="true" stretchy="false">(</mo>
        <mrow>
          <mrow>
            <mi>a</mi>
            <mi>,</mi>
            <mi>b</mi>
            <mi>,</mi>
            <mo stretchy="false">…</mo>
            <mi>,</mi>
            <mi>n</mi>
          </mrow>
        </mrow>
        <mo fence="true" stretchy="false">)</mo>
      </mrow>
      <mfrac>
        <mrow>
          <mn>2</mn>
          <mtext>F</mtext>
          <mrow>
            <mo fence="true" stretchy="false">(</mo>
            <mrow>
              <mrow>
                <mi>a</mi>
                <mi>,</mi>
                <mi>b</mi>
                <mi>,</mi>
                <mo stretchy="false">…</mo>
                <mi>,</mi>
                <mi>n</mi>
              </mrow>
            </mrow>
            <mo fence="true" stretchy="false">)</mo>
          </mrow>
        </mrow>
        <mrow>
          <mrow>
            <munderover>
              <mo stretchy="false">∑</mo>
              <mrow>
                <mi>i</mi>
                <mo stretchy="false">=</mo>
                <mi>a</mi>
              </mrow>
              <mi>n</mi>
            </munderover>
            <mtext>P</mtext>
          </mrow>
          <mrow>
            <mo fence="true" stretchy="false">(</mo>
            <mrow>
              <mi>i</mi>
            </mrow>
            <mo fence="true" stretchy="false">)</mo>
          </mrow>
        </mrow>
      </mfrac>
    </mrow>
    <annotation encoding="StarMath 5.0">"ME"(a, b, dotslow, n) = "P"(a, b, dotslow, n) {2"F"(a, b, dotslow, n)} over {sum from {i=a} to {n} "P"(i)}</annotation>
  </semantics>
</math>
</file>

<file path=Object 9/content.xml><?xml version="1.0" encoding="utf-8"?>
<math xmlns="http://www.w3.org/1998/Math/MathML" display="block">
  <semantics>
    <mrow>
      <mi>a</mi>
      <mi>,</mi>
      <mi>b</mi>
      <mi>,</mi>
      <mo stretchy="false">…</mo>
      <mi>,</mi>
      <mi>n</mi>
    </mrow>
    <annotation encoding="StarMath 5.0">a, b, dotslow, n</annotation>
  </semantics>
</math>
</file>